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035in"/>
    </style:style>
    <style:style style:name="co2" style:family="table-column">
      <style:table-column-properties fo:break-before="auto" style:column-width="0.611in"/>
    </style:style>
    <style:style style:name="co3" style:family="table-column">
      <style:table-column-properties fo:break-before="auto" style:column-width="0.5465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0.6217in"/>
    </style:style>
    <style:style style:name="co6" style:family="table-column">
      <style:table-column-properties fo:break-before="auto" style:column-width="0.9217in"/>
    </style:style>
    <style:style style:name="co7" style:family="table-column">
      <style:table-column-properties fo:break-before="auto" style:column-width="0.6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0.5681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1362in"/>
    </style:style>
    <style:style style:name="co12" style:family="table-column">
      <style:table-column-properties fo:break-before="auto" style:column-width="0.6646in"/>
    </style:style>
    <style:style style:name="co13" style:family="table-column">
      <style:table-column-properties fo:break-before="auto" style:column-width="0.7283in"/>
    </style:style>
    <style:style style:name="co14" style:family="table-column">
      <style:table-column-properties fo:break-before="auto" style:column-width="1.2327in"/>
    </style:style>
    <style:style style:name="co15" style:family="table-column">
      <style:table-column-properties fo:break-before="auto" style:column-width="1.1681in"/>
    </style:style>
    <style:style style:name="co16" style:family="table-column">
      <style:table-column-properties fo:break-before="auto" style:column-width="1.1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order-bottom="0.06pt solid #000000" fo:border-left="none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 style:data-style-name="N2">
      <style:table-cell-properties fo:border-bottom="none" fo:border-left="0.06pt solid #000000" fo:border-right="none" fo:border-top="none"/>
    </style:style>
    <style:style style:name="ce11" style:family="table-cell" style:parent-style-name="Default" style:data-style-name="N2"/>
    <style:style style:name="ce10" style:family="table-cell" style:parent-style-name="Default" style:data-style-name="N3"/>
    <style:style style:name="ce12" style:family="table-cell" style:parent-style-name="Default" style:data-style-name="N4"/>
    <style:style style:name="ce13" style:family="table-cell" style:parent-style-name="Default" style:data-style-name="N124"/>
  </office:automatic-styles>
  <office:body>
    <office:spreadsheet>
      <table:calculation-settings table:automatic-find-labels="false" table:use-regular-expressions="false" table:use-wildcards="true"/>
      <table:table table:name="Simul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9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number-columns-repeated="4" table:default-cell-style-name="Default"/>
        <table:table-row table:style-name="ro1">
          <table:table-cell table:number-columns-repeated="4"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string" calcext:value-type="string">
            <text:p>old</text:p>
          </table:table-cell>
          <table:table-cell table:number-columns-repeated="2"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</text:p>
          </table:table-cell>
          <table:table-cell table:style-name="ce2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DataGen</text:p>
          </table:table-cell>
          <table:table-cell table:style-name="ce2" office:value-type="string" calcext:value-type="string">
            <text:p>Total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table:style-name="ce2"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Prediction</text:p>
          </table:table-cell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3" office:value-type="string" calcext:value-type="string">
            <text:p>Total 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dle time</text:p>
          </table:table-cell>
          <table:table-cell table:style-name="ce3" office:value-type="string" calcext:value-type="string">
            <text:p>Analyze time</text:p>
          </table:table-cell>
          <table:table-cell table:style-name="ce1" office:value-type="string" calcext:value-type="string">
            <text:p>idle time</text:p>
          </table:table-cell>
          <table:table-cell table:number-columns-repeated="2" table:style-name="ce1" office:value-type="string" calcext:value-type="string">
            <text:p>time</text:p>
          </table:table-cell>
          <table:table-cell table:style-name="ce3" office:value-type="string" calcext:value-type="string">
            <text:p>Time</text:p>
          </table:table-cell>
          <table:table-cell table:number-columns-repeated="4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80.427037" calcext:value-type="float">
            <text:p>980.43</text:p>
          </table:table-cell>
          <table:table-cell table:formula="of:=[.E5]-[.G5]" office:value-type="float" office:value="108.012946" calcext:value-type="float">
            <text:p>108.01</text:p>
          </table:table-cell>
          <table:table-cell office:value-type="float" office:value="872.414091" calcext:value-type="float">
            <text:p>872.41</text:p>
          </table:table-cell>
          <table:table-cell table:style-name="ce4" office:value-type="float" office:value="980.589068" calcext:value-type="float">
            <text:p>980.59</text:p>
          </table:table-cell>
          <table:table-cell office:value-type="float" office:value="0.028286" calcext:value-type="float">
            <text:p>0.03</text:p>
          </table:table-cell>
          <table:table-cell office:value-type="float" office:value="171.430012" calcext:value-type="float">
            <text:p>171.43</text:p>
          </table:table-cell>
          <table:table-cell office:value-type="float" office:value="809.11085" calcext:value-type="float">
            <text:p>809.11</text:p>
          </table:table-cell>
          <table:table-cell table:style-name="ce4" office:value-type="float" office:value="980.589247" calcext:value-type="float">
            <text:p>980.59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10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10" table:formula="of:=[.P5]*[.Q5]*[.R5]" office:value-type="float" office:value="200000000000" calcext:value-type="float">
            <text:p>200,000,000,000</text:p>
          </table:table-cell>
          <table:table-cell table:style-name="ce12" table:formula="of:=([.S5]*8)/1000000" office:value-type="float" office:value="1600000" calcext:value-type="float">
            <text:p>1,600,000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528.98459" calcext:value-type="float">
            <text:p>528.98</text:p>
          </table:table-cell>
          <table:table-cell table:formula="of:=[.E6]-[.G6]" office:value-type="float" office:value="111.777077" calcext:value-type="float">
            <text:p>111.78</text:p>
          </table:table-cell>
          <table:table-cell office:value-type="float" office:value="417.207513" calcext:value-type="float">
            <text:p>417.21</text:p>
          </table:table-cell>
          <table:table-cell table:style-name="ce4" office:value-type="float" office:value="529.069142" calcext:value-type="float">
            <text:p>529.07</text:p>
          </table:table-cell>
          <table:table-cell office:value-type="float" office:value="0.025441" calcext:value-type="float">
            <text:p>0.03</text:p>
          </table:table-cell>
          <table:table-cell office:value-type="float" office:value="89.66709" calcext:value-type="float">
            <text:p>89.67</text:p>
          </table:table-cell>
          <table:table-cell office:value-type="float" office:value="439.350395" calcext:value-type="float">
            <text:p>439.35</text:p>
          </table:table-cell>
          <table:table-cell table:style-name="ce4" office:value-type="float" office:value="529.069313" calcext:value-type="float">
            <text:p>529.07</text:p>
          </table:table-cell>
          <table:table-cell table:number-columns-repeated="2"/>
          <table:table-cell office:value-type="string" calcext:value-type="string">
            <text:p>edges</text:p>
          </table:table-cell>
          <table:table-cell table:style-name="ce10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10" table:formula="of:=[.P6]*[.Q6]*[.R6]" office:value-type="float" office:value="959640030000" calcext:value-type="float">
            <text:p>959,640,030,000</text:p>
          </table:table-cell>
          <table:table-cell table:style-name="ce12" table:formula="of:=([.S6]*8)/1000000" office:value-type="float" office:value="7677120.24" calcext:value-type="float">
            <text:p>7,677,120.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471.833848" calcext:value-type="float">
            <text:p>471.83</text:p>
          </table:table-cell>
          <table:table-cell table:formula="of:=[.E7]-[.G7]" office:value-type="float" office:value="123.216294" calcext:value-type="float">
            <text:p>123.22</text:p>
          </table:table-cell>
          <table:table-cell office:value-type="float" office:value="348.617554" calcext:value-type="float">
            <text:p>348.62</text:p>
          </table:table-cell>
          <table:table-cell table:style-name="ce4" office:value-type="float" office:value="471.893408" calcext:value-type="float">
            <text:p>471.89</text:p>
          </table:table-cell>
          <table:table-cell office:value-type="float" office:value="0.02728" calcext:value-type="float">
            <text:p>0.03</text:p>
          </table:table-cell>
          <table:table-cell office:value-type="float" office:value="132.105499" calcext:value-type="float">
            <text:p>132.11</text:p>
          </table:table-cell>
          <table:table-cell office:value-type="float" office:value="339.733943" calcext:value-type="float">
            <text:p>339.73</text:p>
          </table:table-cell>
          <table:table-cell table:style-name="ce4" office:value-type="float" office:value="471.893553" calcext:value-type="float">
            <text:p>471.89</text:p>
          </table:table-cell>
          <table:table-cell table:number-columns-repeated="7"/>
          <table:table-cell table:style-name="ce12" table:formula="of:=[.T5]+[.T6]" office:value-type="float" office:value="9277120.24" calcext:value-type="float">
            <text:p>9,277,120.24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487.370337" calcext:value-type="float">
            <text:p>487.37</text:p>
          </table:table-cell>
          <table:table-cell table:formula="of:=[.E8]-[.G8]" office:value-type="float" office:value="143.15029" calcext:value-type="float">
            <text:p>143.15</text:p>
          </table:table-cell>
          <table:table-cell office:value-type="float" office:value="344.220047" calcext:value-type="float">
            <text:p>344.22</text:p>
          </table:table-cell>
          <table:table-cell table:style-name="ce4" office:value-type="float" office:value="487.449339" calcext:value-type="float">
            <text:p>487.45</text:p>
          </table:table-cell>
          <table:table-cell office:value-type="float" office:value="0.027385" calcext:value-type="float">
            <text:p>0.03</text:p>
          </table:table-cell>
          <table:table-cell office:value-type="float" office:value="191.160824" calcext:value-type="float">
            <text:p>191.16</text:p>
          </table:table-cell>
          <table:table-cell office:value-type="float" office:value="296.229946" calcext:value-type="float">
            <text:p>296.23</text:p>
          </table:table-cell>
          <table:table-cell table:style-name="ce4" office:value-type="float" office:value="487.44952" calcext:value-type="float">
            <text:p>487.45</text:p>
          </table:table-cell>
          <table:table-cell table:number-columns-repeated="2"/>
          <table:table-cell office:value-type="string" calcext:value-type="string">
            <text:p>analyze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394.18115" calcext:value-type="float">
            <text:p>394.18</text:p>
          </table:table-cell>
          <table:table-cell table:formula="of:=[.E9]-[.G9]" office:value-type="float" office:value="149.669344" calcext:value-type="float">
            <text:p>149.67</text:p>
          </table:table-cell>
          <table:table-cell office:value-type="float" office:value="244.511806" calcext:value-type="float">
            <text:p>244.51</text:p>
          </table:table-cell>
          <table:table-cell table:style-name="ce4" office:value-type="float" office:value="394.237206" calcext:value-type="float">
            <text:p>394.24</text:p>
          </table:table-cell>
          <table:table-cell office:value-type="float" office:value="0.028017" calcext:value-type="float">
            <text:p>0.03</text:p>
          </table:table-cell>
          <table:table-cell office:value-type="float" office:value="154.217004" calcext:value-type="float">
            <text:p>154.22</text:p>
          </table:table-cell>
          <table:table-cell office:value-type="float" office:value="239.960756" calcext:value-type="float">
            <text:p>239.96</text:p>
          </table:table-cell>
          <table:table-cell table:style-name="ce4" office:value-type="float" office:value="394.237411" calcext:value-type="float">
            <text:p>394.24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10" office:value-type="float" office:value="16000000" calcext:value-type="float">
            <text:p>16,000,000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style-name="ce10" table:formula="of:=[.P9]*[.Q9]*[.R9]" office:value-type="float" office:value="400000000000" calcext:value-type="float">
            <text:p>400,000,000,000</text:p>
          </table:table-cell>
          <table:table-cell table:style-name="ce12" table:formula="of:=([.S9]*8)/1000000" office:value-type="float" office:value="3200000" calcext:value-type="float">
            <text:p>3,200,000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328.788733" calcext:value-type="float">
            <text:p>328.79</text:p>
          </table:table-cell>
          <table:table-cell table:formula="of:=[.E10]-[.G10]" office:value-type="float" office:value="161.980275" calcext:value-type="float">
            <text:p>161.98</text:p>
          </table:table-cell>
          <table:table-cell office:value-type="float" office:value="166.808458" calcext:value-type="float">
            <text:p>166.81</text:p>
          </table:table-cell>
          <table:table-cell table:style-name="ce4" office:value-type="float" office:value="328.832466" calcext:value-type="float">
            <text:p>328.83</text:p>
          </table:table-cell>
          <table:table-cell office:value-type="float" office:value="0.02802" calcext:value-type="float">
            <text:p>0.03</text:p>
          </table:table-cell>
          <table:table-cell office:value-type="float" office:value="127.115463" calcext:value-type="float">
            <text:p>127.12</text:p>
          </table:table-cell>
          <table:table-cell office:value-type="float" office:value="201.646746" calcext:value-type="float">
            <text:p>201.65</text:p>
          </table:table-cell>
          <table:table-cell table:style-name="ce4" office:value-type="float" office:value="328.832631" calcext:value-type="float">
            <text:p>328.83</text:p>
          </table:table-cell>
          <table:table-cell table:number-columns-repeated="2"/>
          <table:table-cell office:value-type="string" calcext:value-type="string">
            <text:p>transfer</text:p>
          </table:table-cell>
          <table:table-cell table:number-columns-repeated="8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4" office:value-type="float" office:value="287.115091" calcext:value-type="float">
            <text:p>287.12</text:p>
          </table:table-cell>
          <table:table-cell table:formula="of:=[.E11]-[.G11]" office:value-type="float" office:value="176.988025" calcext:value-type="float">
            <text:p>176.99</text:p>
          </table:table-cell>
          <table:table-cell office:value-type="float" office:value="110.127066" calcext:value-type="float">
            <text:p>110.13</text:p>
          </table:table-cell>
          <table:table-cell table:style-name="ce4" office:value-type="float" office:value="287.159617" calcext:value-type="float">
            <text:p>287.16</text:p>
          </table:table-cell>
          <table:table-cell office:value-type="float" office:value="0.031139" calcext:value-type="float">
            <text:p>0.03</text:p>
          </table:table-cell>
          <table:table-cell office:value-type="float" office:value="111.464092" calcext:value-type="float">
            <text:p>111.46</text:p>
          </table:table-cell>
          <table:table-cell office:value-type="float" office:value="175.638657" calcext:value-type="float">
            <text:p>175.64</text:p>
          </table:table-cell>
          <table:table-cell table:style-name="ce4" office:value-type="float" office:value="287.159824" calcext:value-type="float">
            <text:p>287.16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style-name="ce10" office:value-type="float" office:value="16000000" calcext:value-type="float">
            <text:p>16,000,000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 table:style-name="ce10" table:formula="of:=[.P11]*[.Q11]*[.R11]" office:value-type="float" office:value="80000000000" calcext:value-type="float">
            <text:p>80,000,000,000</text:p>
          </table:table-cell>
          <table:table-cell table:style-name="ce12" table:formula="of:=([.S11]*8)/1000000" office:value-type="float" office:value="640000" calcext:value-type="float">
            <text:p>640,000.00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4" office:value-type="float" office:value="268.284947" calcext:value-type="float">
            <text:p>268.28</text:p>
          </table:table-cell>
          <table:table-cell table:formula="of:=[.E12]-[.G12]" office:value-type="float" office:value="200.109961" calcext:value-type="float">
            <text:p>200.11</text:p>
          </table:table-cell>
          <table:table-cell office:value-type="float" office:value="68.174986" calcext:value-type="float">
            <text:p>68.17</text:p>
          </table:table-cell>
          <table:table-cell table:style-name="ce4" office:value-type="float" office:value="268.323721" calcext:value-type="float">
            <text:p>268.32</text:p>
          </table:table-cell>
          <table:table-cell office:value-type="float" office:value="0.110302" calcext:value-type="float">
            <text:p>0.11</text:p>
          </table:table-cell>
          <table:table-cell office:value-type="float" office:value="101.367664" calcext:value-type="float">
            <text:p>101.37</text:p>
          </table:table-cell>
          <table:table-cell office:value-type="float" office:value="166.588536" calcext:value-type="float">
            <text:p>166.59</text:p>
          </table:table-cell>
          <table:table-cell table:style-name="ce4" office:value-type="float" office:value="268.323908" calcext:value-type="float">
            <text:p>268.3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4" office:value-type="float" office:value="258.380148" calcext:value-type="float">
            <text:p>258.38</text:p>
          </table:table-cell>
          <table:table-cell table:formula="of:=[.E13]-[.G13]" office:value-type="float" office:value="226.316448" calcext:value-type="float">
            <text:p>226.32</text:p>
          </table:table-cell>
          <table:table-cell office:value-type="float" office:value="32.0637" calcext:value-type="float">
            <text:p>32.06</text:p>
          </table:table-cell>
          <table:table-cell table:style-name="ce4" office:value-type="float" office:value="258.419015" calcext:value-type="float">
            <text:p>258.42</text:p>
          </table:table-cell>
          <table:table-cell office:value-type="float" office:value="2.167842" calcext:value-type="float">
            <text:p>2.17</text:p>
          </table:table-cell>
          <table:table-cell office:value-type="float" office:value="100.334669" calcext:value-type="float">
            <text:p>100.33</text:p>
          </table:table-cell>
          <table:table-cell office:value-type="float" office:value="155.630068" calcext:value-type="float">
            <text:p>155.63</text:p>
          </table:table-cell>
          <table:table-cell table:style-name="ce4" office:value-type="float" office:value="258.419197" calcext:value-type="float">
            <text:p>258.42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61.510513" calcext:value-type="float">
            <text:p>261.51</text:p>
          </table:table-cell>
          <table:table-cell table:formula="of:=[.E14]-[.G14]" office:value-type="float" office:value="249.894399" calcext:value-type="float">
            <text:p>249.89</text:p>
          </table:table-cell>
          <table:table-cell office:value-type="float" office:value="11.616114" calcext:value-type="float">
            <text:p>11.62</text:p>
          </table:table-cell>
          <table:table-cell table:style-name="ce4" office:value-type="float" office:value="261.566407" calcext:value-type="float">
            <text:p>261.57</text:p>
          </table:table-cell>
          <table:table-cell office:value-type="float" office:value="36.976696" calcext:value-type="float">
            <text:p>36.98</text:p>
          </table:table-cell>
          <table:table-cell office:value-type="float" office:value="90.521055" calcext:value-type="float">
            <text:p>90.52</text:p>
          </table:table-cell>
          <table:table-cell office:value-type="float" office:value="133.900629" calcext:value-type="float">
            <text:p>133.90</text:p>
          </table:table-cell>
          <table:table-cell table:style-name="ce4" office:value-type="float" office:value="261.566584" calcext:value-type="float">
            <text:p>261.57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4" office:value-type="float" office:value="254.431421" calcext:value-type="float">
            <text:p>254.43</text:p>
          </table:table-cell>
          <table:table-cell table:formula="of:=[.E15]-[.G15]" office:value-type="float" office:value="241.25187" calcext:value-type="float">
            <text:p>241.25</text:p>
          </table:table-cell>
          <table:table-cell office:value-type="float" office:value="13.179551" calcext:value-type="float">
            <text:p>13.18</text:p>
          </table:table-cell>
          <table:table-cell table:style-name="ce4" office:value-type="float" office:value="254.471757" calcext:value-type="float">
            <text:p>254.47</text:p>
          </table:table-cell>
          <table:table-cell office:value-type="float" office:value="12.370822" calcext:value-type="float">
            <text:p>12.37</text:p>
          </table:table-cell>
          <table:table-cell office:value-type="float" office:value="87.456384" calcext:value-type="float">
            <text:p>87.46</text:p>
          </table:table-cell>
          <table:table-cell office:value-type="float" office:value="154.532436" calcext:value-type="float">
            <text:p>154.53</text:p>
          </table:table-cell>
          <table:table-cell table:style-name="ce4" office:value-type="float" office:value="254.471952" calcext:value-type="float">
            <text:p>254.47</text:p>
          </table:table-cell>
          <table:table-cell table:number-columns-repeated="2"/>
          <table:table-cell office:value-type="string" calcext:value-type="string">
            <text:p>Prediction</text:p>
          </table:table-cell>
          <table:table-cell table:number-columns-repeated="4"/>
          <table:table-cell office:value-type="string" calcext:value-type="string">
            <text:p>times</text:p>
          </table:table-cell>
          <table:table-cell table:number-columns-repeated="3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4" office:value-type="float" office:value="292.677786" calcext:value-type="float">
            <text:p>292.68</text:p>
          </table:table-cell>
          <table:table-cell table:formula="of:=[.E16]-[.G16]" office:value-type="float" office:value="292.374654" calcext:value-type="float">
            <text:p>292.37</text:p>
          </table:table-cell>
          <table:table-cell office:value-type="float" office:value="0.303132" calcext:value-type="float">
            <text:p>0.30</text:p>
          </table:table-cell>
          <table:table-cell table:style-name="ce4" office:value-type="float" office:value="292.734907" calcext:value-type="float">
            <text:p>292.73</text:p>
          </table:table-cell>
          <table:table-cell office:value-type="float" office:value="63.81683" calcext:value-type="float">
            <text:p>63.82</text:p>
          </table:table-cell>
          <table:table-cell office:value-type="float" office:value="85.746058" calcext:value-type="float">
            <text:p>85.75</text:p>
          </table:table-cell>
          <table:table-cell office:value-type="float" office:value="143.111136" calcext:value-type="float">
            <text:p>143.11</text:p>
          </table:table-cell>
          <table:table-cell table:style-name="ce4" office:value-type="float" office:value="292.735092" calcext:value-type="float">
            <text:p>292.74</text:p>
          </table:table-cell>
          <table:table-cell/>
          <table:table-cell office:value-type="string" calcext:value-type="string">
            <text:p>DRAMTheads</text:p>
          </table:table-cell>
          <table:table-cell office:value-type="string" calcext:value-type="string">
            <text:p>NVMthread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transfer</text:p>
          </table:table-cell>
          <table:table-cell office:value-type="string" calcext:value-type="string">
            <text:p>analyze</text:p>
          </table:table-cell>
          <table:table-cell table:number-columns-repeated="2"/>
          <table:table-cell office:value-type="string" calcext:value-type="string">
            <text:p>DRAM</text:p>
          </table:table-cell>
          <table:table-cell office:value-type="string" calcext:value-type="string">
            <text:p>NVDIMM</text:p>
          </table:table-cell>
          <table:table-cell office:value-type="string" calcext:value-type="string">
            <text:p>DRAM-NVM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4" office:value-type="float" office:value="385.13856" calcext:value-type="float">
            <text:p>385.14</text:p>
          </table:table-cell>
          <table:table-cell table:formula="of:=[.E17]-[.G17]" office:value-type="float" office:value="383.929501" calcext:value-type="float">
            <text:p>383.93</text:p>
          </table:table-cell>
          <table:table-cell office:value-type="float" office:value="1.209059" calcext:value-type="float">
            <text:p>1.21</text:p>
          </table:table-cell>
          <table:table-cell table:style-name="ce4" office:value-type="float" office:value="385.199427" calcext:value-type="float">
            <text:p>385.20</text:p>
          </table:table-cell>
          <table:table-cell office:value-type="float" office:value="149.895748" calcext:value-type="float">
            <text:p>149.90</text:p>
          </table:table-cell>
          <table:table-cell office:value-type="float" office:value="98.711081" calcext:value-type="float">
            <text:p>98.71</text:p>
          </table:table-cell>
          <table:table-cell office:value-type="float" office:value="135.932484" calcext:value-type="float">
            <text:p>135.93</text:p>
          </table:table-cell>
          <table:table-cell table:style-name="ce4" office:value-type="float" office:value="385.199608" calcext:value-type="float">
            <text:p>385.2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11" table:formula="of:=[.T7]/[.U17]" office:value-type="float" office:value="151.977195337844" calcext:value-type="float">
            <text:p>151.98</text:p>
          </table:table-cell>
          <table:table-cell table:style-name="ce11" table:formula="of:=[.T11]/[.W17]" office:value-type="float" office:value="178.6969040422" calcext:value-type="float">
            <text:p>178.70</text:p>
          </table:table-cell>
          <table:table-cell table:style-name="ce11" table:formula="of:=[.T9]/[.V17]" office:value-type="float" office:value="1053.26818370139" calcext:value-type="float">
            <text:p>1053.27</text:p>
          </table:table-cell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61042.8440883978" calcext:value-type="float">
            <text:p>61042.84</text:p>
          </table:table-cell>
          <table:table-cell table:style-name="ce11" office:value-type="float" office:value="3038.16259668508" calcext:value-type="float">
            <text:p>3038.16</text:p>
          </table:table-cell>
          <table:table-cell table:style-name="ce11" office:value-type="float" office:value="3581.48342541436" calcext:value-type="float">
            <text:p>3581.4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4" office:value-type="float" office:value="551.498186" calcext:value-type="float">
            <text:p>551.50</text:p>
          </table:table-cell>
          <table:table-cell table:formula="of:=[.E18]-[.G18]" office:value-type="float" office:value="551.49645" calcext:value-type="float">
            <text:p>551.50</text:p>
          </table:table-cell>
          <table:table-cell office:value-type="float" office:value="0.001736" calcext:value-type="float">
            <text:p>0.00</text:p>
          </table:table-cell>
          <table:table-cell table:style-name="ce4" office:value-type="float" office:value="551.575872" calcext:value-type="float">
            <text:p>551.58</text:p>
          </table:table-cell>
          <table:table-cell office:value-type="float" office:value="285.000364" calcext:value-type="float">
            <text:p>285.00</text:p>
          </table:table-cell>
          <table:table-cell office:value-type="float" office:value="145.411255" calcext:value-type="float">
            <text:p>145.41</text:p>
          </table:table-cell>
          <table:table-cell office:value-type="float" office:value="120.923833" calcext:value-type="float">
            <text:p>120.92</text:p>
          </table:table-cell>
          <table:table-cell table:style-name="ce4" office:value-type="float" office:value="551.576079" calcext:value-type="float">
            <text:p>551.58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style-name="ce11" table:formula="of:=[.T7]/[.U18]" office:value-type="float" office:value="160.609962822692" calcext:value-type="float">
            <text:p>160.61</text:p>
          </table:table-cell>
          <table:table-cell table:style-name="ce11" table:formula="of:=[.T11]/[.W18]" office:value-type="float" office:value="87.3844725260436" calcext:value-type="float">
            <text:p>87.38</text:p>
          </table:table-cell>
          <table:table-cell table:style-name="ce11" table:formula="of:=[.T9]/[.V18]" office:value-type="float" office:value="530.923240040104" calcext:value-type="float">
            <text:p>530.92</text:p>
          </table:table-cell>
          <table:table-cell/>
          <table:table-cell office:value-type="float" office:value="2" calcext:value-type="float">
            <text:p>2</text:p>
          </table:table-cell>
          <table:table-cell table:style-name="ce11" office:value-type="float" office:value="57761.7980662984" calcext:value-type="float">
            <text:p>57761.80</text:p>
          </table:table-cell>
          <table:table-cell table:style-name="ce11" office:value-type="float" office:value="6027.23662983426" calcext:value-type="float">
            <text:p>6027.24</text:p>
          </table:table-cell>
          <table:table-cell table:style-name="ce11" office:value-type="float" office:value="7323.95563535911" calcext:value-type="float">
            <text:p>7323.96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4" office:value-type="float" office:value="805.509666" calcext:value-type="float">
            <text:p>805.51</text:p>
          </table:table-cell>
          <table:table-cell table:formula="of:=[.E19]-[.G19]" office:value-type="float" office:value="805.508455" calcext:value-type="float">
            <text:p>805.51</text:p>
          </table:table-cell>
          <table:table-cell office:value-type="float" office:value="0.001211" calcext:value-type="float">
            <text:p>0.00</text:p>
          </table:table-cell>
          <table:table-cell table:style-name="ce4" office:value-type="float" office:value="805.556733" calcext:value-type="float">
            <text:p>805.56</text:p>
          </table:table-cell>
          <table:table-cell office:value-type="float" office:value="712.776242" calcext:value-type="float">
            <text:p>712.78</text:p>
          </table:table-cell>
          <table:table-cell office:value-type="float" office:value="23.386642" calcext:value-type="float">
            <text:p>23.39</text:p>
          </table:table-cell>
          <table:table-cell office:value-type="float" office:value="69.330025" calcext:value-type="float">
            <text:p>69.33</text:p>
          </table:table-cell>
          <table:table-cell table:style-name="ce4" office:value-type="float" office:value="805.55687" calcext:value-type="float">
            <text:p>805.56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1" table:formula="of:=[.T7]/[.U19]" office:value-type="float" office:value="172.542708278547" calcext:value-type="float">
            <text:p>172.54</text:p>
          </table:table-cell>
          <table:table-cell table:style-name="ce11" table:formula="of:=[.T11]/[.W19]" office:value-type="float" office:value="58.425810941581" calcext:value-type="float">
            <text:p>58.43</text:p>
          </table:table-cell>
          <table:table-cell table:style-name="ce11" table:formula="of:=[.T9]/[.V19]" office:value-type="float" office:value="346.942606318516" calcext:value-type="float">
            <text:p>346.94</text:p>
          </table:table-cell>
          <table:table-cell/>
          <table:table-cell office:value-type="float" office:value="3" calcext:value-type="float">
            <text:p>3</text:p>
          </table:table-cell>
          <table:table-cell table:style-name="ce11" office:value-type="float" office:value="53767.0953038674" calcext:value-type="float">
            <text:p>53767.10</text:p>
          </table:table-cell>
          <table:table-cell table:style-name="ce11" office:value-type="float" office:value="9223.42756906078" calcext:value-type="float">
            <text:p>9223.43</text:p>
          </table:table-cell>
          <table:table-cell table:style-name="ce11" office:value-type="float" office:value="10954.0627624309" calcext:value-type="float">
            <text:p>10954.06</text:p>
          </table:table-cell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style-name="ce11" table:formula="of:=[.T7]/[.U20]" office:value-type="float" office:value="180.989464626074" calcext:value-type="float">
            <text:p>180.99</text:p>
          </table:table-cell>
          <table:table-cell table:style-name="ce11" table:formula="of:=[.T11]/[.W20]" office:value-type="float" office:value="42.4667750092442" calcext:value-type="float">
            <text:p>42.47</text:p>
          </table:table-cell>
          <table:table-cell table:style-name="ce11" table:formula="of:=[.T9]/[.V20]" office:value-type="float" office:value="253.356482382152" calcext:value-type="float">
            <text:p>253.36</text:p>
          </table:table-cell>
          <table:table-cell/>
          <table:table-cell office:value-type="float" office:value="4" calcext:value-type="float">
            <text:p>4</text:p>
          </table:table-cell>
          <table:table-cell table:style-name="ce11" office:value-type="float" office:value="51257.7914917127" calcext:value-type="float">
            <text:p>51257.79</text:p>
          </table:table-cell>
          <table:table-cell table:style-name="ce11" office:value-type="float" office:value="12630.4248066298" calcext:value-type="float">
            <text:p>12630.42</text:p>
          </table:table-cell>
          <table:table-cell table:style-name="ce11" office:value-type="float" office:value="15070.6051933702" calcext:value-type="float">
            <text:p>15070.61</text:p>
          </table:table-cell>
        </table:table-row>
        <table:table-row table:style-name="ro1">
          <table:table-cell/>
          <table:table-cell office:value-type="float" office:value="41121" calcext:value-type="float">
            <text:p>41121</text:p>
          </table:table-cell>
          <table:table-cell table:number-columns-repeated="2"/>
          <table:table-cell table:style-name="Default" table:number-columns-repeated="7"/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style-name="ce11" table:formula="of:=[.T7]/[.U21]" office:value-type="float" office:value="194.200279873624" calcext:value-type="float">
            <text:p>194.20</text:p>
          </table:table-cell>
          <table:table-cell table:style-name="ce11" table:formula="of:=[.T11]/[.W21]" office:value-type="float" office:value="34.177263516438" calcext:value-type="float">
            <text:p>34.18</text:p>
          </table:table-cell>
          <table:table-cell table:style-name="ce11" table:formula="of:=[.T9]/[.V21]" office:value-type="float" office:value="210.492020555316" calcext:value-type="float">
            <text:p>210.49</text:p>
          </table:table-cell>
          <table:table-cell/>
          <table:table-cell office:value-type="float" office:value="5" calcext:value-type="float">
            <text:p>5</text:p>
          </table:table-cell>
          <table:table-cell table:style-name="ce11" office:value-type="float" office:value="47770.8901657459" calcext:value-type="float">
            <text:p>47770.89</text:p>
          </table:table-cell>
          <table:table-cell table:style-name="ce11" office:value-type="float" office:value="15202.476519337" calcext:value-type="float">
            <text:p>15202.48</text:p>
          </table:table-cell>
          <table:table-cell table:style-name="ce11" office:value-type="float" office:value="18725.8994475138" calcext:value-type="float">
            <text:p>18725.90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</text:p>
          </table:table-cell>
          <table:table-cell table:style-name="ce2" office:value-type="string" calcext:value-type="string">
            <text:p>DataGen</text:p>
          </table:table-cell>
          <table:table-cell table:number-columns-repeated="2" table:style-name="Default" office:value-type="string" calcext:value-type="string">
            <text:p>DataGen</text:p>
          </table:table-cell>
          <table:table-cell table:style-name="ce2" office:value-type="string" calcext:value-type="string">
            <text:p>Total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table:style-name="ce2" office:value-type="string" calcext:value-type="string">
            <text:p>Total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style-name="ce11" table:formula="of:=[.T7]/[.U22]" office:value-type="float" office:value="211.946393260347" calcext:value-type="float">
            <text:p>211.95</text:p>
          </table:table-cell>
          <table:table-cell table:style-name="ce11" table:formula="of:=[.T11]/[.W22]" office:value-type="float" office:value="28.3004887358082" calcext:value-type="float">
            <text:p>28.30</text:p>
          </table:table-cell>
          <table:table-cell table:style-name="ce11" table:formula="of:=[.T9]/[.V22]" office:value-type="float" office:value="170.475011312512" calcext:value-type="float">
            <text:p>170.48</text:p>
          </table:table-cell>
          <table:table-cell/>
          <table:table-cell office:value-type="float" office:value="6" calcext:value-type="float">
            <text:p>6</text:p>
          </table:table-cell>
          <table:table-cell table:style-name="ce11" office:value-type="float" office:value="43771.0691712707" calcext:value-type="float">
            <text:p>43771.07</text:p>
          </table:table-cell>
          <table:table-cell table:style-name="ce11" office:value-type="float" office:value="18771.0795580111" calcext:value-type="float">
            <text:p>18771.08</text:p>
          </table:table-cell>
          <table:table-cell table:style-name="ce11" office:value-type="float" office:value="22614.4504419889" calcext:value-type="float">
            <text:p>22614.45</text:p>
          </table:table-cell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3" office:value-type="string" calcext:value-type="string">
            <text:p>Total time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idle time</text:p>
          </table:table-cell>
          <table:table-cell table:style-name="ce3" office:value-type="string" calcext:value-type="string">
            <text:p>Analyze time</text:p>
          </table:table-cell>
          <table:table-cell table:style-name="ce1" office:value-type="string" calcext:value-type="string">
            <text:p>idle time</text:p>
          </table:table-cell>
          <table:table-cell table:number-columns-repeated="2" table:style-name="ce1" office:value-type="string" calcext:value-type="string">
            <text:p>time</text:p>
          </table:table-cell>
          <table:table-cell table:style-name="ce3" office:value-type="string" calcext:value-type="string">
            <text:p>Time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style-name="ce11" table:formula="of:=[.T7]/[.U23]" office:value-type="float" office:value="233.209753540833" calcext:value-type="float">
            <text:p>233.21</text:p>
          </table:table-cell>
          <table:table-cell table:style-name="ce11" table:formula="of:=[.T11]/[.W23]" office:value-type="float" office:value="24.0984627071807" calcext:value-type="float">
            <text:p>24.10</text:p>
          </table:table-cell>
          <table:table-cell table:style-name="ce11" table:formula="of:=[.T9]/[.V23]" office:value-type="float" office:value="144.88982227197" calcext:value-type="float">
            <text:p>144.89</text:p>
          </table:table-cell>
          <table:table-cell/>
          <table:table-cell office:value-type="float" office:value="7" calcext:value-type="float">
            <text:p>7</text:p>
          </table:table-cell>
          <table:table-cell table:style-name="ce11" office:value-type="float" office:value="39780.1554143646" calcext:value-type="float">
            <text:p>39780.16</text:p>
          </table:table-cell>
          <table:table-cell table:style-name="ce11" office:value-type="float" office:value="22085.7472928177" calcext:value-type="float">
            <text:p>22085.75</text:p>
          </table:table-cell>
          <table:table-cell table:style-name="ce11" office:value-type="float" office:value="26557.7106629834" calcext:value-type="float">
            <text:p>26557.7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62.430926" calcext:value-type="float">
            <text:p>1062.43</text:p>
          </table:table-cell>
          <table:table-cell table:formula="of:=[.E24]-[.G24]" office:value-type="float" office:value="111.719105" calcext:value-type="float">
            <text:p>111.72</text:p>
          </table:table-cell>
          <table:table-cell office:value-type="float" office:value="950.711821" calcext:value-type="float">
            <text:p>950.71</text:p>
          </table:table-cell>
          <table:table-cell office:value-type="float" office:value="1062.586732" calcext:value-type="float">
            <text:p>1062.59</text:p>
          </table:table-cell>
          <table:table-cell office:value-type="float" office:value="0.029819" calcext:value-type="float">
            <text:p>0.03</text:p>
          </table:table-cell>
          <table:table-cell office:value-type="float" office:value="187.977463" calcext:value-type="float">
            <text:p>187.98</text:p>
          </table:table-cell>
          <table:table-cell office:value-type="float" office:value="874.554057" calcext:value-type="float">
            <text:p>874.55</text:p>
          </table:table-cell>
          <table:table-cell table:style-name="ce11" office:value-type="float" office:value="1062.586872" calcext:value-type="float">
            <text:p>1062.59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 table:style-name="ce11" table:formula="of:=[.T7]/[.U24]" office:value-type="float" office:value="255.739281922721" calcext:value-type="float">
            <text:p>255.74</text:p>
          </table:table-cell>
          <table:table-cell table:style-name="ce11" table:formula="of:=[.T11]/[.W24]" office:value-type="float" office:value="20.9349530136359" calcext:value-type="float">
            <text:p>20.93</text:p>
          </table:table-cell>
          <table:table-cell table:style-name="ce11" table:formula="of:=[.T9]/[.V24]" office:value-type="float" office:value="127.651000753432" calcext:value-type="float">
            <text:p>127.65</text:p>
          </table:table-cell>
          <table:table-cell/>
          <table:table-cell office:value-type="float" office:value="8" calcext:value-type="float">
            <text:p>8</text:p>
          </table:table-cell>
          <table:table-cell table:style-name="ce11" office:value-type="float" office:value="36275.6951933702" calcext:value-type="float">
            <text:p>36275.70</text:p>
          </table:table-cell>
          <table:table-cell table:style-name="ce11" office:value-type="float" office:value="25068.3502762431" calcext:value-type="float">
            <text:p>25068.35</text:p>
          </table:table-cell>
          <table:table-cell table:style-name="ce11" office:value-type="float" office:value="30570.883038674" calcext:value-type="float">
            <text:p>30570.8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52.648251" calcext:value-type="float">
            <text:p>552.65</text:p>
          </table:table-cell>
          <table:table-cell table:formula="of:=[.E25]-[.G25]" office:value-type="float" office:value="110.523297" calcext:value-type="float">
            <text:p>110.52</text:p>
          </table:table-cell>
          <table:table-cell office:value-type="float" office:value="442.124954" calcext:value-type="float">
            <text:p>442.12</text:p>
          </table:table-cell>
          <table:table-cell office:value-type="float" office:value="552.771288" calcext:value-type="float">
            <text:p>552.77</text:p>
          </table:table-cell>
          <table:table-cell office:value-type="float" office:value="0.043031" calcext:value-type="float">
            <text:p>0.04</text:p>
          </table:table-cell>
          <table:table-cell office:value-type="float" office:value="94.145354" calcext:value-type="float">
            <text:p>94.15</text:p>
          </table:table-cell>
          <table:table-cell office:value-type="float" office:value="458.553249" calcext:value-type="float">
            <text:p>458.55</text:p>
          </table:table-cell>
          <table:table-cell table:style-name="ce11" office:value-type="float" office:value="552.771447" calcext:value-type="float">
            <text:p>552.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style-name="ce11" table:formula="of:=[.T7]/[.U25]" office:value-type="float" office:value="291.056143073707" calcext:value-type="float">
            <text:p>291.06</text:p>
          </table:table-cell>
          <table:table-cell table:style-name="ce11" table:formula="of:=[.T11]/[.W25]" office:value-type="float" office:value="18.8252193376943" calcext:value-type="float">
            <text:p>18.83</text:p>
          </table:table-cell>
          <table:table-cell table:style-name="ce11" table:formula="of:=[.T9]/[.V25]" office:value-type="float" office:value="112.200280134577" calcext:value-type="float">
            <text:p>112.20</text:p>
          </table:table-cell>
          <table:table-cell/>
          <table:table-cell office:value-type="float" office:value="9" calcext:value-type="float">
            <text:p>9</text:p>
          </table:table-cell>
          <table:table-cell table:style-name="ce11" office:value-type="float" office:value="31873.9887845304" calcext:value-type="float">
            <text:p>31873.99</text:p>
          </table:table-cell>
          <table:table-cell table:style-name="ce11" office:value-type="float" office:value="28520.4279005525" calcext:value-type="float">
            <text:p>28520.43</text:p>
          </table:table-cell>
          <table:table-cell table:style-name="ce11" office:value-type="float" office:value="33996.9478453039" calcext:value-type="float">
            <text:p>33996.95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02.478725" calcext:value-type="float">
            <text:p>402.48</text:p>
          </table:table-cell>
          <table:table-cell table:formula="of:=[.E26]-[.G26]" office:value-type="float" office:value="122.270284" calcext:value-type="float">
            <text:p>122.27</text:p>
          </table:table-cell>
          <table:table-cell office:value-type="float" office:value="280.208441" calcext:value-type="float">
            <text:p>280.21</text:p>
          </table:table-cell>
          <table:table-cell office:value-type="float" office:value="402.559403" calcext:value-type="float">
            <text:p>402.56</text:p>
          </table:table-cell>
          <table:table-cell office:value-type="float" office:value="0.043564" calcext:value-type="float">
            <text:p>0.04</text:p>
          </table:table-cell>
          <table:table-cell office:value-type="float" office:value="69.633182" calcext:value-type="float">
            <text:p>69.63</text:p>
          </table:table-cell>
          <table:table-cell office:value-type="float" office:value="332.850072" calcext:value-type="float">
            <text:p>332.85</text:p>
          </table:table-cell>
          <table:table-cell table:style-name="ce11" office:value-type="float" office:value="402.559541" calcext:value-type="float">
            <text:p>402.5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11" table:formula="of:=[.T7]/[.U26]" office:value-type="float" office:value="323.336757427622" calcext:value-type="float">
            <text:p>323.34</text:p>
          </table:table-cell>
          <table:table-cell table:style-name="ce11" table:formula="of:=[.T11]/[.W26]" office:value-type="float" office:value="16.7578312554095" calcext:value-type="float">
            <text:p>16.76</text:p>
          </table:table-cell>
          <table:table-cell table:style-name="ce11" table:formula="of:=[.T9]/[.V26]" office:value-type="float" office:value="103.759999023452" calcext:value-type="float">
            <text:p>103.76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1" office:value-type="float" office:value="28691.8206077348" calcext:value-type="float">
            <text:p>28691.82</text:p>
          </table:table-cell>
          <table:table-cell table:style-name="ce11" office:value-type="float" office:value="30840.4012154696" calcext:value-type="float">
            <text:p>30840.40</text:p>
          </table:table-cell>
          <table:table-cell table:style-name="ce11" office:value-type="float" office:value="38191.0994475138" calcext:value-type="float">
            <text:p>38191.1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18.885702" calcext:value-type="float">
            <text:p>318.89</text:p>
          </table:table-cell>
          <table:table-cell table:formula="of:=[.E27]-[.G27]" office:value-type="float" office:value="122.858294" calcext:value-type="float">
            <text:p>122.86</text:p>
          </table:table-cell>
          <table:table-cell office:value-type="float" office:value="196.027408" calcext:value-type="float">
            <text:p>196.03</text:p>
          </table:table-cell>
          <table:table-cell office:value-type="float" office:value="318.941065" calcext:value-type="float">
            <text:p>318.94</text:p>
          </table:table-cell>
          <table:table-cell office:value-type="float" office:value="0.029047" calcext:value-type="float">
            <text:p>0.03</text:p>
          </table:table-cell>
          <table:table-cell office:value-type="float" office:value="53.510884" calcext:value-type="float">
            <text:p>53.51</text:p>
          </table:table-cell>
          <table:table-cell office:value-type="float" office:value="265.368492" calcext:value-type="float">
            <text:p>265.37</text:p>
          </table:table-cell>
          <table:table-cell table:style-name="ce11" office:value-type="float" office:value="318.94119" calcext:value-type="float">
            <text:p>318.9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11" table:formula="of:=[.T7]/[.U27]" office:value-type="float" office:value="377.416567630782" calcext:value-type="float">
            <text:p>377.42</text:p>
          </table:table-cell>
          <table:table-cell table:style-name="ce11" table:formula="of:=[.T11]/[.W27]" office:value-type="float" office:value="15.1431694576547" calcext:value-type="float">
            <text:p>15.14</text:p>
          </table:table-cell>
          <table:table-cell table:style-name="ce11" table:formula="of:=[.T9]/[.V27]" office:value-type="float" office:value="94.140495174226" calcext:value-type="float">
            <text:p>94.14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11" office:value-type="float" office:value="24580.5855801105" calcext:value-type="float">
            <text:p>24580.59</text:p>
          </table:table-cell>
          <table:table-cell table:style-name="ce11" office:value-type="float" office:value="33991.748121547" calcext:value-type="float">
            <text:p>33991.75</text:p>
          </table:table-cell>
          <table:table-cell table:style-name="ce11" office:value-type="float" office:value="42263.279281768" calcext:value-type="float">
            <text:p>42263.2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249.392751" calcext:value-type="float">
            <text:p>249.39</text:p>
          </table:table-cell>
          <table:table-cell table:formula="of:=[.E28]-[.G28]" office:value-type="float" office:value="134.596002" calcext:value-type="float">
            <text:p>134.60</text:p>
          </table:table-cell>
          <table:table-cell office:value-type="float" office:value="114.796749" calcext:value-type="float">
            <text:p>114.80</text:p>
          </table:table-cell>
          <table:table-cell office:value-type="float" office:value="249.436127" calcext:value-type="float">
            <text:p>249.44</text:p>
          </table:table-cell>
          <table:table-cell office:value-type="float" office:value="0.032834" calcext:value-type="float">
            <text:p>0.03</text:p>
          </table:table-cell>
          <table:table-cell office:value-type="float" office:value="43.49432" calcext:value-type="float">
            <text:p>43.49</text:p>
          </table:table-cell>
          <table:table-cell office:value-type="float" office:value="205.875536" calcext:value-type="float">
            <text:p>205.88</text:p>
          </table:table-cell>
          <table:table-cell table:style-name="ce11" office:value-type="float" office:value="249.436263" calcext:value-type="float">
            <text:p>249.4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1" table:formula="of:=[.T7]/[.U28]" office:value-type="float" office:value="451.437569295265" calcext:value-type="float">
            <text:p>451.44</text:p>
          </table:table-cell>
          <table:table-cell table:style-name="ce11" table:formula="of:=[.T11]/[.W28]" office:value-type="float" office:value="13.9386825682103" calcext:value-type="float">
            <text:p>13.94</text:p>
          </table:table-cell>
          <table:table-cell table:style-name="ce11" table:formula="of:=[.T9]/[.V28]" office:value-type="float" office:value="84.1962578778395" calcext:value-type="float">
            <text:p>84.20</text:p>
          </table:table-cell>
          <table:table-cell/>
          <table:table-cell office:value-type="float" office:value="12" calcext:value-type="float">
            <text:p>12</text:p>
          </table:table-cell>
          <table:table-cell table:style-name="ce11" office:value-type="float" office:value="20550.1732044199" calcext:value-type="float">
            <text:p>20550.17</text:p>
          </table:table-cell>
          <table:table-cell table:style-name="ce11" office:value-type="float" office:value="38006.4397237569" calcext:value-type="float">
            <text:p>38006.44</text:p>
          </table:table-cell>
          <table:table-cell table:style-name="ce11" office:value-type="float" office:value="45915.3866850829" calcext:value-type="float">
            <text:p>45915.39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209.84554" calcext:value-type="float">
            <text:p>209.85</text:p>
          </table:table-cell>
          <table:table-cell table:formula="of:=[.E29]-[.G29]" office:value-type="float" office:value="139.753674" calcext:value-type="float">
            <text:p>139.75</text:p>
          </table:table-cell>
          <table:table-cell office:value-type="float" office:value="70.091866" calcext:value-type="float">
            <text:p>70.09</text:p>
          </table:table-cell>
          <table:table-cell office:value-type="float" office:value="209.898232" calcext:value-type="float">
            <text:p>209.90</text:p>
          </table:table-cell>
          <table:table-cell office:value-type="float" office:value="0.03075" calcext:value-type="float">
            <text:p>0.03</text:p>
          </table:table-cell>
          <table:table-cell office:value-type="float" office:value="36.526546" calcext:value-type="float">
            <text:p>36.53</text:p>
          </table:table-cell>
          <table:table-cell office:value-type="float" office:value="173.308709" calcext:value-type="float">
            <text:p>173.31</text:p>
          </table:table-cell>
          <table:table-cell table:style-name="ce11" office:value-type="float" office:value="209.898422" calcext:value-type="float">
            <text:p>209.90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11" table:formula="of:=[.T7]/[.U29]" office:value-type="float" office:value="584.30300312186" calcext:value-type="float">
            <text:p>584.30</text:p>
          </table:table-cell>
          <table:table-cell table:style-name="ce11" table:formula="of:=[.T11]/[.W29]" office:value-type="float" office:value="12.9707201310673" calcext:value-type="float">
            <text:p>12.97</text:p>
          </table:table-cell>
          <table:table-cell table:style-name="ce11" table:formula="of:=[.T9]/[.V29]" office:value-type="float" office:value="79.976210833066" calcext:value-type="float">
            <text:p>79.98</text:p>
          </table:table-cell>
          <table:table-cell/>
          <table:table-cell office:value-type="float" office:value="13" calcext:value-type="float">
            <text:p>13</text:p>
          </table:table-cell>
          <table:table-cell table:style-name="ce11" office:value-type="float" office:value="15877.2420994475" calcext:value-type="float">
            <text:p>15877.24</text:p>
          </table:table-cell>
          <table:table-cell table:style-name="ce11" office:value-type="float" office:value="40011.898121547" calcext:value-type="float">
            <text:p>40011.90</text:p>
          </table:table-cell>
          <table:table-cell table:style-name="ce11" office:value-type="float" office:value="49341.901878453" calcext:value-type="float">
            <text:p>49341.9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97.751022" calcext:value-type="float">
            <text:p>197.75</text:p>
          </table:table-cell>
          <table:table-cell table:formula="of:=[.E30]-[.G30]" office:value-type="float" office:value="137.664765" calcext:value-type="float">
            <text:p>137.66</text:p>
          </table:table-cell>
          <table:table-cell office:value-type="float" office:value="60.086257" calcext:value-type="float">
            <text:p>60.09</text:p>
          </table:table-cell>
          <table:table-cell office:value-type="float" office:value="197.797651" calcext:value-type="float">
            <text:p>197.80</text:p>
          </table:table-cell>
          <table:table-cell office:value-type="float" office:value="0.041921" calcext:value-type="float">
            <text:p>0.04</text:p>
          </table:table-cell>
          <table:table-cell office:value-type="float" office:value="34.255898" calcext:value-type="float">
            <text:p>34.26</text:p>
          </table:table-cell>
          <table:table-cell office:value-type="float" office:value="163.480544" calcext:value-type="float">
            <text:p>163.48</text:p>
          </table:table-cell>
          <table:table-cell table:style-name="ce11" office:value-type="float" office:value="197.797858" calcext:value-type="float">
            <text:p>197.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11" table:formula="of:=[.T7]/[.U30]" office:value-type="float" office:value="842.55392144596" calcext:value-type="float">
            <text:p>842.55</text:p>
          </table:table-cell>
          <table:table-cell table:style-name="ce11" table:formula="of:=[.T11]/[.W30]" office:value-type="float" office:value="12.0005032793939" calcext:value-type="float">
            <text:p>12.00</text:p>
          </table:table-cell>
          <table:table-cell table:style-name="ce11" table:formula="of:=[.T9]/[.V30]" office:value-type="float" office:value="72.8706305037826" calcext:value-type="float">
            <text:p>72.87</text:p>
          </table:table-cell>
          <table:table-cell/>
          <table:table-cell office:value-type="float" office:value="14" calcext:value-type="float">
            <text:p>14</text:p>
          </table:table-cell>
          <table:table-cell table:style-name="ce11" office:value-type="float" office:value="11010.7139779006" calcext:value-type="float">
            <text:p>11010.71</text:p>
          </table:table-cell>
          <table:table-cell table:style-name="ce11" office:value-type="float" office:value="43913.4391712707" calcext:value-type="float">
            <text:p>43913.44</text:p>
          </table:table-cell>
          <table:table-cell table:style-name="ce11" office:value-type="float" office:value="53331.0966298343" calcext:value-type="float">
            <text:p>53331.10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72.136402" calcext:value-type="float">
            <text:p>172.14</text:p>
          </table:table-cell>
          <table:table-cell table:formula="of:=[.E31]-[.G31]" office:value-type="float" office:value="166.511696" calcext:value-type="float">
            <text:p>166.51</text:p>
          </table:table-cell>
          <table:table-cell office:value-type="float" office:value="5.624706" calcext:value-type="float">
            <text:p>5.62</text:p>
          </table:table-cell>
          <table:table-cell office:value-type="float" office:value="172.167296" calcext:value-type="float">
            <text:p>172.17</text:p>
          </table:table-cell>
          <table:table-cell office:value-type="float" office:value="2.869164" calcext:value-type="float">
            <text:p>2.87</text:p>
          </table:table-cell>
          <table:table-cell office:value-type="float" office:value="34.661366" calcext:value-type="float">
            <text:p>34.66</text:p>
          </table:table-cell>
          <table:table-cell office:value-type="float" office:value="134.625928" calcext:value-type="float">
            <text:p>134.63</text:p>
          </table:table-cell>
          <table:table-cell table:style-name="ce11" office:value-type="float" office:value="172.167444" calcext:value-type="float">
            <text:p>172.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11" table:formula="of:=[.T7]/[.U31]" office:value-type="float" office:value="1563.66156049844" calcext:value-type="float">
            <text:p>1563.66</text:p>
          </table:table-cell>
          <table:table-cell table:style-name="ce11" table:formula="of:=[.T11]/[.W31]" office:value-type="float" office:value="11.1599094035009" calcext:value-type="float">
            <text:p>11.16</text:p>
          </table:table-cell>
          <table:table-cell table:style-name="ce11" table:formula="of:=[.T9]/[.V31]" office:value-type="float" office:value="69.0366947279733" calcext:value-type="float">
            <text:p>69.04</text:p>
          </table:table-cell>
          <table:table-cell/>
          <table:table-cell office:value-type="float" office:value="15" calcext:value-type="float">
            <text:p>15</text:p>
          </table:table-cell>
          <table:table-cell table:style-name="ce11" office:value-type="float" office:value="5932.94640883978" calcext:value-type="float">
            <text:p>5932.95</text:p>
          </table:table-cell>
          <table:table-cell table:style-name="ce11" office:value-type="float" office:value="46352.161160221" calcext:value-type="float">
            <text:p>46352.16</text:p>
          </table:table-cell>
          <table:table-cell table:style-name="ce11" office:value-type="float" office:value="57348.135801105" calcext:value-type="float">
            <text:p>57348.14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8.917761" calcext:value-type="float">
            <text:p>168.92</text:p>
          </table:table-cell>
          <table:table-cell table:formula="of:=[.E32]-[.G32]" office:value-type="float" office:value="168.118039" calcext:value-type="float">
            <text:p>168.12</text:p>
          </table:table-cell>
          <table:table-cell office:value-type="float" office:value="0.799722" calcext:value-type="float">
            <text:p>0.80</text:p>
          </table:table-cell>
          <table:table-cell office:value-type="float" office:value="168.953291" calcext:value-type="float">
            <text:p>168.95</text:p>
          </table:table-cell>
          <table:table-cell office:value-type="float" office:value="9.154356" calcext:value-type="float">
            <text:p>9.15</text:p>
          </table:table-cell>
          <table:table-cell office:value-type="float" office:value="34.057664" calcext:value-type="float">
            <text:p>34.06</text:p>
          </table:table-cell>
          <table:table-cell office:value-type="float" office:value="125.721884" calcext:value-type="float">
            <text:p>125.72</text:p>
          </table:table-cell>
          <table:table-cell table:style-name="ce11" office:value-type="float" office:value="168.953436" calcext:value-type="float">
            <text:p>168.95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3.174487" calcext:value-type="float">
            <text:p>183.17</text:p>
          </table:table-cell>
          <table:table-cell table:formula="of:=[.E33]-[.G33]" office:value-type="float" office:value="183.056835" calcext:value-type="float">
            <text:p>183.06</text:p>
          </table:table-cell>
          <table:table-cell office:value-type="float" office:value="0.117652" calcext:value-type="float">
            <text:p>0.12</text:p>
          </table:table-cell>
          <table:table-cell office:value-type="float" office:value="183.205068" calcext:value-type="float">
            <text:p>183.21</text:p>
          </table:table-cell>
          <table:table-cell office:value-type="float" office:value="42.11252" calcext:value-type="float">
            <text:p>42.11</text:p>
          </table:table-cell>
          <table:table-cell office:value-type="float" office:value="30.587491" calcext:value-type="float">
            <text:p>30.59</text:p>
          </table:table-cell>
          <table:table-cell office:value-type="float" office:value="110.492617" calcext:value-type="float">
            <text:p>110.49</text:p>
          </table:table-cell>
          <table:table-cell table:style-name="ce11" office:value-type="float" office:value="183.20526" calcext:value-type="float">
            <text:p>183.2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13.795322" calcext:value-type="float">
            <text:p>213.80</text:p>
          </table:table-cell>
          <table:table-cell table:formula="of:=[.E34]-[.G34]" office:value-type="float" office:value="213.794419" calcext:value-type="float">
            <text:p>213.79</text:p>
          </table:table-cell>
          <table:table-cell office:value-type="float" office:value="0.000903" calcext:value-type="float">
            <text:p>0.00</text:p>
          </table:table-cell>
          <table:table-cell office:value-type="float" office:value="213.825415" calcext:value-type="float">
            <text:p>213.83</text:p>
          </table:table-cell>
          <table:table-cell office:value-type="float" office:value="95.210905" calcext:value-type="float">
            <text:p>95.21</text:p>
          </table:table-cell>
          <table:table-cell office:value-type="float" office:value="26.729043" calcext:value-type="float">
            <text:p>26.73</text:p>
          </table:table-cell>
          <table:table-cell office:value-type="float" office:value="91.873783" calcext:value-type="float">
            <text:p>91.87</text:p>
          </table:table-cell>
          <table:table-cell table:style-name="ce11" office:value-type="float" office:value="213.825606" calcext:value-type="float">
            <text:p>213.83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5.779425" calcext:value-type="float">
            <text:p>245.78</text:p>
          </table:table-cell>
          <table:table-cell table:formula="of:=[.E35]-[.G35]" office:value-type="float" office:value="245.778474" calcext:value-type="float">
            <text:p>245.78</text:p>
          </table:table-cell>
          <table:table-cell office:value-type="float" office:value="0.000951" calcext:value-type="float">
            <text:p>0.00</text:p>
          </table:table-cell>
          <table:table-cell office:value-type="float" office:value="245.8127" calcext:value-type="float">
            <text:p>245.81</text:p>
          </table:table-cell>
          <table:table-cell office:value-type="float" office:value="130.603184" calcext:value-type="float">
            <text:p>130.60</text:p>
          </table:table-cell>
          <table:table-cell office:value-type="float" office:value="26.051827" calcext:value-type="float">
            <text:p>26.05</text:p>
          </table:table-cell>
          <table:table-cell office:value-type="float" office:value="89.144971" calcext:value-type="float">
            <text:p>89.14</text:p>
          </table:table-cell>
          <table:table-cell table:style-name="ce11" office:value-type="float" office:value="245.812796" calcext:value-type="float">
            <text:p>245.81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27.353383" calcext:value-type="float">
            <text:p>327.35</text:p>
          </table:table-cell>
          <table:table-cell table:formula="of:=[.E36]-[.G36]" office:value-type="float" office:value="327.352181" calcext:value-type="float">
            <text:p>327.35</text:p>
          </table:table-cell>
          <table:table-cell office:value-type="float" office:value="0.001202" calcext:value-type="float">
            <text:p>0.00</text:p>
          </table:table-cell>
          <table:table-cell office:value-type="float" office:value="327.402156" calcext:value-type="float">
            <text:p>327.40</text:p>
          </table:table-cell>
          <table:table-cell office:value-type="float" office:value="223.582439" calcext:value-type="float">
            <text:p>223.58</text:p>
          </table:table-cell>
          <table:table-cell office:value-type="float" office:value="23.979468" calcext:value-type="float">
            <text:p>23.98</text:p>
          </table:table-cell>
          <table:table-cell office:value-type="float" office:value="79.810714" calcext:value-type="float">
            <text:p>79.81</text:p>
          </table:table-cell>
          <table:table-cell table:style-name="ce11" office:value-type="float" office:value="327.402357" calcext:value-type="float">
            <text:p>327.40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93.421911" calcext:value-type="float">
            <text:p>493.42</text:p>
          </table:table-cell>
          <table:table-cell table:formula="of:=[.E37]-[.G37]" office:value-type="float" office:value="493.42024" calcext:value-type="float">
            <text:p>493.42</text:p>
          </table:table-cell>
          <table:table-cell office:value-type="float" office:value="0.001671" calcext:value-type="float">
            <text:p>0.00</text:p>
          </table:table-cell>
          <table:table-cell office:value-type="float" office:value="493.459726" calcext:value-type="float">
            <text:p>493.46</text:p>
          </table:table-cell>
          <table:table-cell office:value-type="float" office:value="394.706236" calcext:value-type="float">
            <text:p>394.71</text:p>
          </table:table-cell>
          <table:table-cell office:value-type="float" office:value="23.407601" calcext:value-type="float">
            <text:p>23.41</text:p>
          </table:table-cell>
          <table:table-cell office:value-type="float" office:value="75.306896" calcext:value-type="float">
            <text:p>75.31</text:p>
          </table:table-cell>
          <table:table-cell table:style-name="ce11" office:value-type="float" office:value="493.459813" calcext:value-type="float">
            <text:p>493.46</text:p>
          </table:table-cell>
          <table:table-cell table:number-columns-repeated="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90.831997" calcext:value-type="float">
            <text:p>890.83</text:p>
          </table:table-cell>
          <table:table-cell table:formula="of:=[.E38]-[.G38]" office:value-type="float" office:value="890.829644" calcext:value-type="float">
            <text:p>890.83</text:p>
          </table:table-cell>
          <table:table-cell office:value-type="float" office:value="0.002353" calcext:value-type="float">
            <text:p>0.00</text:p>
          </table:table-cell>
          <table:table-cell office:value-type="float" office:value="890.882532" calcext:value-type="float">
            <text:p>890.88</text:p>
          </table:table-cell>
          <table:table-cell office:value-type="float" office:value="784.89305" calcext:value-type="float">
            <text:p>784.89</text:p>
          </table:table-cell>
          <table:table-cell office:value-type="float" office:value="25.755072" calcext:value-type="float">
            <text:p>25.76</text:p>
          </table:table-cell>
          <table:table-cell office:value-type="float" office:value="80.031445" calcext:value-type="float">
            <text:p>80.03</text:p>
          </table:table-cell>
          <table:table-cell table:style-name="ce11" office:value-type="float" office:value="890.88268" calcext:value-type="float">
            <text:p>890.88</text:p>
          </table:table-cell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string" calcext:value-type="string">
            <text:p>FINAL</text:p>
          </table:table-cell>
          <table:table-cell table:number-columns-repeated="2"/>
          <table:table-cell table:style-name="Default" table:number-columns-repeated="7"/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DataGen</text:p>
          </table:table-cell>
          <table:table-cell office:value-type="string" calcext:value-type="string">
            <text:p>Analyze</text:p>
          </table:table-cell>
          <table:table-cell table:number-columns-repeated="2" table:style-name="Default" office:value-type="string" calcext:value-type="string">
            <text:p>DataGen</text:p>
          </table:table-cell>
          <table:table-cell table:style-name="Default" office:value-type="string" calcext:value-type="string">
            <text:p>Transfer</text:p>
          </table:table-cell>
          <table:table-cell table:style-name="Default" office:value-type="string" calcext:value-type="string">
            <text:p>DRAM-NVM</text:p>
          </table:table-cell>
          <table:table-cell table:style-name="Default" office:value-type="string" calcext:value-type="string">
            <text:p>Analyze</text:p>
          </table:table-cell>
          <table:table-cell table:style-name="ce2" office:value-type="string" calcext:value-type="string">
            <text:p>Total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</text:p>
          </table:table-cell>
          <table:table-cell table:number-columns-repeated="2" table:style-name="ce1" office:value-type="string" calcext:value-type="string">
            <text:p>idle time</text:p>
          </table:table-cell>
          <table:table-cell table:number-columns-repeated="2" table:style-name="ce1" office:value-type="string" calcext:value-type="string">
            <text:p>time</text:p>
          </table:table-cell>
          <table:table-cell table:style-name="ce3" office:value-type="string" calcext:value-type="string">
            <text:p>Time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02.345725" calcext:value-type="float">
            <text:p>102.35</text:p>
          </table:table-cell>
          <table:table-cell office:value-type="float" office:value="849.869978" calcext:value-type="float">
            <text:p>849.87</text:p>
          </table:table-cell>
          <table:table-cell office:value-type="float" office:value="0.027995" calcext:value-type="float">
            <text:p>0.03</text:p>
          </table:table-cell>
          <table:table-cell office:value-type="float" office:value="166.022677" calcext:value-type="float">
            <text:p>166.02</text:p>
          </table:table-cell>
          <table:table-cell office:value-type="float" office:value="786.302868" calcext:value-type="float">
            <text:p>786.30</text:p>
          </table:table-cell>
          <table:table-cell office:value-type="float" office:value="952.36998" calcext:value-type="float">
            <text:p>952.37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105.888198" calcext:value-type="float">
            <text:p>105.89</text:p>
          </table:table-cell>
          <table:table-cell office:value-type="float" office:value="402.368589" calcext:value-type="float">
            <text:p>402.37</text:p>
          </table:table-cell>
          <table:table-cell office:value-type="float" office:value="0.037553" calcext:value-type="float">
            <text:p>0.04</text:p>
          </table:table-cell>
          <table:table-cell office:value-type="float" office:value="84.743772" calcext:value-type="float">
            <text:p>84.74</text:p>
          </table:table-cell>
          <table:table-cell office:value-type="float" office:value="423.542737" calcext:value-type="float">
            <text:p>423.54</text:p>
          </table:table-cell>
          <table:table-cell office:value-type="float" office:value="508.353981" calcext:value-type="float">
            <text:p>508.35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12.685925" calcext:value-type="float">
            <text:p>112.69</text:p>
          </table:table-cell>
          <table:table-cell office:value-type="float" office:value="274.049512" calcext:value-type="float">
            <text:p>274.05</text:p>
          </table:table-cell>
          <table:table-cell office:value-type="float" office:value="0.026759" calcext:value-type="float">
            <text:p>0.03</text:p>
          </table:table-cell>
          <table:table-cell office:value-type="float" office:value="70.515392" calcext:value-type="float">
            <text:p>70.52</text:p>
          </table:table-cell>
          <table:table-cell office:value-type="float" office:value="316.224008" calcext:value-type="float">
            <text:p>316.22</text:p>
          </table:table-cell>
          <table:table-cell office:value-type="float" office:value="386.795755" calcext:value-type="float">
            <text:p>386.80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17.659149" calcext:value-type="float">
            <text:p>117.66</text:p>
          </table:table-cell>
          <table:table-cell office:value-type="float" office:value="181.920592" calcext:value-type="float">
            <text:p>181.92</text:p>
          </table:table-cell>
          <table:table-cell office:value-type="float" office:value="0.011154" calcext:value-type="float">
            <text:p>0.01</text:p>
          </table:table-cell>
          <table:table-cell office:value-type="float" office:value="51.482568" calcext:value-type="float">
            <text:p>51.48</text:p>
          </table:table-cell>
          <table:table-cell office:value-type="float" office:value="248.085069" calcext:value-type="float">
            <text:p>248.09</text:p>
          </table:table-cell>
          <table:table-cell office:value-type="float" office:value="299.626094" calcext:value-type="float">
            <text:p>299.63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3.180152" calcext:value-type="float">
            <text:p>123.18</text:p>
          </table:table-cell>
          <table:table-cell office:value-type="float" office:value="126.358648" calcext:value-type="float">
            <text:p>126.36</text:p>
          </table:table-cell>
          <table:table-cell office:value-type="float" office:value="0.030529" calcext:value-type="float">
            <text:p>0.03</text:p>
          </table:table-cell>
          <table:table-cell office:value-type="float" office:value="43.151649" calcext:value-type="float">
            <text:p>43.15</text:p>
          </table:table-cell>
          <table:table-cell office:value-type="float" office:value="206.364325" calcext:value-type="float">
            <text:p>206.36</text:p>
          </table:table-cell>
          <table:table-cell office:value-type="float" office:value="249.578208" calcext:value-type="float">
            <text:p>249.58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30.290679" calcext:value-type="float">
            <text:p>130.29</text:p>
          </table:table-cell>
          <table:table-cell office:value-type="float" office:value="90.919035" calcext:value-type="float">
            <text:p>90.92</text:p>
          </table:table-cell>
          <table:table-cell office:value-type="float" office:value="0.027863" calcext:value-type="float">
            <text:p>0.03</text:p>
          </table:table-cell>
          <table:table-cell office:value-type="float" office:value="44.562799" calcext:value-type="float">
            <text:p>44.56</text:p>
          </table:table-cell>
          <table:table-cell office:value-type="float" office:value="176.628292" calcext:value-type="float">
            <text:p>176.63</text:p>
          </table:table-cell>
          <table:table-cell office:value-type="float" office:value="221.245939" calcext:value-type="float">
            <text:p>221.25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6.325894" calcext:value-type="float">
            <text:p>136.33</text:p>
          </table:table-cell>
          <table:table-cell office:value-type="float" office:value="51.770653" calcext:value-type="float">
            <text:p>51.77</text:p>
          </table:table-cell>
          <table:table-cell office:value-type="float" office:value="0.10057" calcext:value-type="float">
            <text:p>0.10</text:p>
          </table:table-cell>
          <table:table-cell office:value-type="float" office:value="34.790252" calcext:value-type="float">
            <text:p>34.79</text:p>
          </table:table-cell>
          <table:table-cell office:value-type="float" office:value="153.220799" calcext:value-type="float">
            <text:p>153.22</text:p>
          </table:table-cell>
          <table:table-cell office:value-type="float" office:value="188.129598" calcext:value-type="float">
            <text:p>188.13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47.028751" calcext:value-type="float">
            <text:p>147.03</text:p>
          </table:table-cell>
          <table:table-cell office:value-type="float" office:value="18.633097" calcext:value-type="float">
            <text:p>18.63</text:p>
          </table:table-cell>
          <table:table-cell office:value-type="float" office:value="0.030973" calcext:value-type="float">
            <text:p>0.03</text:p>
          </table:table-cell>
          <table:table-cell office:value-type="float" office:value="31.222972" calcext:value-type="float">
            <text:p>31.22</text:p>
          </table:table-cell>
          <table:table-cell office:value-type="float" office:value="134.420762" calcext:value-type="float">
            <text:p>134.42</text:p>
          </table:table-cell>
          <table:table-cell office:value-type="float" office:value="165.69271" calcext:value-type="float">
            <text:p>165.69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69.387966" calcext:value-type="float">
            <text:p>169.39</text:p>
          </table:table-cell>
          <table:table-cell office:value-type="float" office:value="3.783448" calcext:value-type="float">
            <text:p>3.78</text:p>
          </table:table-cell>
          <table:table-cell office:value-type="float" office:value="16.013378" calcext:value-type="float">
            <text:p>16.01</text:p>
          </table:table-cell>
          <table:table-cell office:value-type="float" office:value="36.379916" calcext:value-type="float">
            <text:p>36.38</text:p>
          </table:table-cell>
          <table:table-cell office:value-type="float" office:value="120.799718" calcext:value-type="float">
            <text:p>120.80</text:p>
          </table:table-cell>
          <table:table-cell office:value-type="float" office:value="173.20466" calcext:value-type="float">
            <text:p>173.20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82.955251" calcext:value-type="float">
            <text:p>182.96</text:p>
          </table:table-cell>
          <table:table-cell office:value-type="float" office:value="0.021676" calcext:value-type="float">
            <text:p>0.02</text:p>
          </table:table-cell>
          <table:table-cell office:value-type="float" office:value="51.340413" calcext:value-type="float">
            <text:p>51.34</text:p>
          </table:table-cell>
          <table:table-cell office:value-type="float" office:value="28.847383" calcext:value-type="float">
            <text:p>28.85</text:p>
          </table:table-cell>
          <table:table-cell office:value-type="float" office:value="102.806731" calcext:value-type="float">
            <text:p>102.81</text:p>
          </table:table-cell>
          <table:table-cell office:value-type="float" office:value="183.007218" calcext:value-type="float">
            <text:p>183.01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206.64356" calcext:value-type="float">
            <text:p>206.64</text:p>
          </table:table-cell>
          <table:table-cell office:value-type="float" office:value="0.001009" calcext:value-type="float">
            <text:p>0.00</text:p>
          </table:table-cell>
          <table:table-cell office:value-type="float" office:value="90.160765" calcext:value-type="float">
            <text:p>90.16</text:p>
          </table:table-cell>
          <table:table-cell office:value-type="float" office:value="26.394222" calcext:value-type="float">
            <text:p>26.39</text:p>
          </table:table-cell>
          <table:table-cell office:value-type="float" office:value="90.106387" calcext:value-type="float">
            <text:p>90.11</text:p>
          </table:table-cell>
          <table:table-cell office:value-type="float" office:value="206.673397" calcext:value-type="float">
            <text:p>206.67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46.099856" calcext:value-type="float">
            <text:p>246.10</text:p>
          </table:table-cell>
          <table:table-cell office:value-type="float" office:value="0.30655" calcext:value-type="float">
            <text:p>0.31</text:p>
          </table:table-cell>
          <table:table-cell office:value-type="float" office:value="127.231501" calcext:value-type="float">
            <text:p>127.23</text:p>
          </table:table-cell>
          <table:table-cell office:value-type="float" office:value="28.670987" calcext:value-type="float">
            <text:p>28.67</text:p>
          </table:table-cell>
          <table:table-cell office:value-type="float" office:value="90.406749" calcext:value-type="float">
            <text:p>90.41</text:p>
          </table:table-cell>
          <table:table-cell office:value-type="float" office:value="246.457659" calcext:value-type="float">
            <text:p>246.46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303.901829" calcext:value-type="float">
            <text:p>303.90</text:p>
          </table:table-cell>
          <table:table-cell office:value-type="float" office:value="0.00075" calcext:value-type="float">
            <text:p>0.00</text:p>
          </table:table-cell>
          <table:table-cell office:value-type="float" office:value="205.375274" calcext:value-type="float">
            <text:p>205.38</text:p>
          </table:table-cell>
          <table:table-cell office:value-type="float" office:value="22.82707" calcext:value-type="float">
            <text:p>22.83</text:p>
          </table:table-cell>
          <table:table-cell office:value-type="float" office:value="75.714407" calcext:value-type="float">
            <text:p>75.71</text:p>
          </table:table-cell>
          <table:table-cell office:value-type="float" office:value="303.933017" calcext:value-type="float">
            <text:p>303.93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30.303948" calcext:value-type="float">
            <text:p>430.30</text:p>
          </table:table-cell>
          <table:table-cell office:value-type="float" office:value="0.000876" calcext:value-type="float">
            <text:p>0.00</text:p>
          </table:table-cell>
          <table:table-cell office:value-type="float" office:value="338.74065" calcext:value-type="float">
            <text:p>338.74</text:p>
          </table:table-cell>
          <table:table-cell office:value-type="float" office:value="21.71335" calcext:value-type="float">
            <text:p>21.71</text:p>
          </table:table-cell>
          <table:table-cell office:value-type="float" office:value="69.862054" calcext:value-type="float">
            <text:p>69.86</text:p>
          </table:table-cell>
          <table:table-cell office:value-type="float" office:value="430.338922" calcext:value-type="float">
            <text:p>430.34</text:p>
          </table:table-cell>
          <table:table-cell table:style-name="Default"/>
          <table:table-cell table:number-columns-repeated="1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804.034712" calcext:value-type="float">
            <text:p>804.03</text:p>
          </table:table-cell>
          <table:table-cell office:value-type="float" office:value="0.000568" calcext:value-type="float">
            <text:p>0.00</text:p>
          </table:table-cell>
          <table:table-cell office:value-type="float" office:value="718.377165" calcext:value-type="float">
            <text:p>718.38</text:p>
          </table:table-cell>
          <table:table-cell office:value-type="float" office:value="20.598586" calcext:value-type="float">
            <text:p>20.60</text:p>
          </table:table-cell>
          <table:table-cell office:value-type="float" office:value="65.072646" calcext:value-type="float">
            <text:p>65.07</text:p>
          </table:table-cell>
          <table:table-cell office:value-type="float" office:value="804.082328" calcext:value-type="float">
            <text:p>804.08</text:p>
          </table:table-cell>
          <table:table-cell table:style-name="Default"/>
          <table:table-cell table:number-columns-repeated="12"/>
        </table:table-row>
      </table:table>
      <table:table table:name="DRAM-Only" table:style-name="ta1"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0" table:number-columns-repeated="5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Iteration</text:p>
          </table:table-cell>
          <table:table-cell office:value-type="string" calcext:value-type="string">
            <text:p>Calculation</text:p>
          </table:table-cell>
          <table:table-cell table:number-columns-repeated="3"/>
          <table:table-cell office:value-type="string" calcext:value-type="string">
            <text:p>Prediction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table:number-columns-repeated="3" office:value-type="string" calcext:value-type="string">
            <text:p>Time</text:p>
          </table:table-cell>
          <table:table-cell table:number-columns-repeated="5"/>
          <table:table-cell office:value-type="string" calcext:value-type="string">
            <text:p>Factor</text:p>
          </table:table-cell>
          <table:table-cell office:value-type="string" calcext:value-type="string">
            <text:p>repeated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total MB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1" office:value-type="float" office:value="1261.69063" calcext:value-type="float">
            <text:p>1261.69</text:p>
          </table:table-cell>
          <table:table-cell table:style-name="ce11" office:value-type="float" office:value="779.768959" calcext:value-type="float">
            <text:p>779.77</text:p>
          </table:table-cell>
          <table:table-cell table:style-name="ce11" office:value-type="float" office:value="481.921671" calcext:value-type="float">
            <text:p>481.92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10" office:value-type="float" office:value="16000000" calcext:value-type="float">
            <text:p>16,000,000</text:p>
          </table:table-cell>
          <table:table-cell office:value-type="float" office:value="2.5" calcext:value-type="float">
            <text:p>2.5</text:p>
          </table:table-cell>
          <table:table-cell office:value-type="float" office:value="5000" calcext:value-type="float">
            <text:p>5000</text:p>
          </table:table-cell>
          <table:table-cell table:style-name="ce10" table:formula="of:=[.J4]*[.K4]*[.L4]" office:value-type="float" office:value="200000000000" calcext:value-type="float">
            <text:p>200,000,000,000</text:p>
          </table:table-cell>
          <table:table-cell table:style-name="ce12" table:formula="of:=([.M4]*8)/1000000" office:value-type="float" office:value="1600000" calcext:value-type="float">
            <text:p>1,600,000.0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1" office:value-type="float" office:value="658.479712" calcext:value-type="float">
            <text:p>658.48</text:p>
          </table:table-cell>
          <table:table-cell table:style-name="ce11" office:value-type="float" office:value="411.278363" calcext:value-type="float">
            <text:p>411.28</text:p>
          </table:table-cell>
          <table:table-cell table:style-name="ce11" office:value-type="float" office:value="247.201349" calcext:value-type="float">
            <text:p>247.20</text:p>
          </table:table-cell>
          <table:table-cell table:number-columns-repeated="3"/>
          <table:table-cell office:value-type="string" calcext:value-type="string">
            <text:p>edges</text:p>
          </table:table-cell>
          <table:table-cell table:style-name="ce10" office:value-type="float" office:value="127952004" calcext:value-type="float">
            <text:p>127,952,004</text:p>
          </table:table-cell>
          <table:table-cell office:value-type="float" office:value="1.5" calcext:value-type="float">
            <text:p>1.5</text:p>
          </table:table-cell>
          <table:table-cell office:value-type="float" office:value="5000" calcext:value-type="float">
            <text:p>5000</text:p>
          </table:table-cell>
          <table:table-cell table:style-name="ce10" table:formula="of:=[.J5]*[.K5]*[.L5]" office:value-type="float" office:value="959640030000" calcext:value-type="float">
            <text:p>959,640,030,000</text:p>
          </table:table-cell>
          <table:table-cell table:style-name="ce12" table:formula="of:=([.M5]*8)/1000000" office:value-type="float" office:value="7677120.24" calcext:value-type="float">
            <text:p>7,677,120.2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1" office:value-type="float" office:value="447.765097" calcext:value-type="float">
            <text:p>447.77</text:p>
          </table:table-cell>
          <table:table-cell table:style-name="ce11" office:value-type="float" office:value="278.456053" calcext:value-type="float">
            <text:p>278.46</text:p>
          </table:table-cell>
          <table:table-cell table:style-name="ce11" office:value-type="float" office:value="169.309044" calcext:value-type="float">
            <text:p>169.31</text:p>
          </table:table-cell>
          <table:table-cell table:number-columns-repeated="8"/>
          <table:table-cell table:style-name="ce12" table:formula="of:=[.N4]+[.N5]" office:value-type="float" office:value="9277120.24" calcext:value-type="float">
            <text:p>9,277,120.2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1" office:value-type="float" office:value="348.404029" calcext:value-type="float">
            <text:p>348.40</text:p>
          </table:table-cell>
          <table:table-cell table:style-name="ce11" office:value-type="float" office:value="219.888644" calcext:value-type="float">
            <text:p>219.89</text:p>
          </table:table-cell>
          <table:table-cell table:style-name="ce11" office:value-type="float" office:value="128.515385" calcext:value-type="float">
            <text:p>128.52</text:p>
          </table:table-cell>
          <table:table-cell table:number-columns-repeated="3"/>
          <table:table-cell office:value-type="string" calcext:value-type="string">
            <text:p>analyze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float" office:value="282.040488" calcext:value-type="float">
            <text:p>282.04</text:p>
          </table:table-cell>
          <table:table-cell table:style-name="ce11" office:value-type="float" office:value="178.15816" calcext:value-type="float">
            <text:p>178.16</text:p>
          </table:table-cell>
          <table:table-cell table:style-name="ce11" office:value-type="float" office:value="103.882328" calcext:value-type="float">
            <text:p>103.88</text:p>
          </table:table-cell>
          <table:table-cell table:number-columns-repeated="3"/>
          <table:table-cell office:value-type="string" calcext:value-type="string">
            <text:p>n</text:p>
          </table:table-cell>
          <table:table-cell table:style-name="ce10" office:value-type="float" office:value="16000000" calcext:value-type="float">
            <text:p>16,000,000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table:style-name="ce10" table:formula="of:=[.J8]*[.K8]*[.L8]" office:value-type="float" office:value="400000000000" calcext:value-type="float">
            <text:p>400,000,000,000</text:p>
          </table:table-cell>
          <table:table-cell table:style-name="ce12" table:formula="of:=([.M8]*8)/1000000" office:value-type="float" office:value="3200000" calcext:value-type="float">
            <text:p>3,200,000.0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1" office:value-type="float" office:value="237.251108" calcext:value-type="float">
            <text:p>237.25</text:p>
          </table:table-cell>
          <table:table-cell table:style-name="ce11" office:value-type="float" office:value="148.965115" calcext:value-type="float">
            <text:p>148.97</text:p>
          </table:table-cell>
          <table:table-cell table:style-name="ce11" office:value-type="float" office:value="88.285993" calcext:value-type="float">
            <text:p>88.29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1" office:value-type="float" office:value="212.720748" calcext:value-type="float">
            <text:p>212.72</text:p>
          </table:table-cell>
          <table:table-cell table:style-name="ce11" office:value-type="float" office:value="135.13639" calcext:value-type="float">
            <text:p>135.14</text:p>
          </table:table-cell>
          <table:table-cell table:style-name="ce11" office:value-type="float" office:value="77.584358" calcext:value-type="float">
            <text:p>77.58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1" office:value-type="float" office:value="189.071605" calcext:value-type="float">
            <text:p>189.07</text:p>
          </table:table-cell>
          <table:table-cell table:style-name="ce11" office:value-type="float" office:value="120.763393" calcext:value-type="float">
            <text:p>120.76</text:p>
          </table:table-cell>
          <table:table-cell table:style-name="ce11" office:value-type="float" office:value="68.308212" calcext:value-type="float">
            <text:p>68.31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1" office:value-type="float" office:value="176.454971" calcext:value-type="float">
            <text:p>176.45</text:p>
          </table:table-cell>
          <table:table-cell table:style-name="ce11" office:value-type="float" office:value="112.839271" calcext:value-type="float">
            <text:p>112.84</text:p>
          </table:table-cell>
          <table:table-cell table:style-name="ce11" office:value-type="float" office:value="63.6157" calcext:value-type="float">
            <text:p>63.6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style-name="ce11" office:value-type="float" office:value="165.787251" calcext:value-type="float">
            <text:p>165.79</text:p>
          </table:table-cell>
          <table:table-cell table:style-name="ce11" office:value-type="float" office:value="108.614465" calcext:value-type="float">
            <text:p>108.61</text:p>
          </table:table-cell>
          <table:table-cell table:style-name="ce11" office:value-type="float" office:value="57.172786" calcext:value-type="float">
            <text:p>57.17</text:p>
          </table:table-cell>
          <table:table-cell table:number-columns-repeated="3"/>
          <table:table-cell office:value-type="string" calcext:value-type="string">
            <text:p>Threads</text:p>
          </table:table-cell>
          <table:table-cell office:value-type="string" calcext:value-type="string">
            <text:p>DRAM-speed</text:p>
          </table:table-cell>
          <table:table-cell office:value-type="string" calcext:value-type="string">
            <text:p>pred.dataGenTime</text:p>
          </table:table-cell>
          <table:table-cell office:value-type="string" calcext:value-type="string">
            <text:p>pred.analyze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style-name="ce11" office:value-type="float" office:value="158.760029" calcext:value-type="float">
            <text:p>158.76</text:p>
          </table:table-cell>
          <table:table-cell table:style-name="ce11" office:value-type="float" office:value="105.662529" calcext:value-type="float">
            <text:p>105.66</text:p>
          </table:table-cell>
          <table:table-cell table:style-name="ce11" office:value-type="float" office:value="53.0975" calcext:value-type="float">
            <text:p>53.1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office:value-type="float" office:value="11673.5" calcext:value-type="float">
            <text:p>11673.5</text:p>
          </table:table-cell>
          <table:table-cell table:style-name="ce11" table:formula="of:=[.N6]/[.J14]" office:value-type="float" office:value="794.716258191631" calcext:value-type="float">
            <text:p>794.72</text:p>
          </table:table-cell>
          <table:table-cell table:style-name="ce11" table:formula="of:=[.N8]/[.J14]" office:value-type="float" office:value="274.125155266201" calcext:value-type="float">
            <text:p>274.13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style-name="ce11" office:value-type="float" office:value="153.549676" calcext:value-type="float">
            <text:p>153.55</text:p>
          </table:table-cell>
          <table:table-cell table:style-name="ce11" office:value-type="float" office:value="103.314107" calcext:value-type="float">
            <text:p>103.31</text:p>
          </table:table-cell>
          <table:table-cell table:style-name="ce11" office:value-type="float" office:value="50.235569" calcext:value-type="float">
            <text:p>50.2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13" office:value-type="float" office:value="22995.1" calcext:value-type="float">
            <text:p>22995.1</text:p>
          </table:table-cell>
          <table:table-cell table:style-name="ce11" table:formula="of:=[.N6]/[.J15]" office:value-type="float" office:value="403.439003961714" calcext:value-type="float">
            <text:p>403.44</text:p>
          </table:table-cell>
          <table:table-cell table:style-name="ce11" table:formula="of:=[.N8]/[.J15]" office:value-type="float" office:value="139.160081930498" calcext:value-type="float">
            <text:p>139.16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style-name="ce11" office:value-type="float" office:value="148.730972" calcext:value-type="float">
            <text:p>148.73</text:p>
          </table:table-cell>
          <table:table-cell table:style-name="ce11" office:value-type="float" office:value="100.917993" calcext:value-type="float">
            <text:p>100.92</text:p>
          </table:table-cell>
          <table:table-cell table:style-name="ce11" office:value-type="float" office:value="47.812979" calcext:value-type="float">
            <text:p>47.8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style-name="ce13" office:value-type="float" office:value="33554.9" calcext:value-type="float">
            <text:p>33554.9</text:p>
          </table:table-cell>
          <table:table-cell table:style-name="ce11" table:formula="of:=[.N6]/[.J16]" office:value-type="float" office:value="276.475872078296" calcext:value-type="float">
            <text:p>276.48</text:p>
          </table:table-cell>
          <table:table-cell table:style-name="ce11" table:formula="of:=[.N8]/[.J16]" office:value-type="float" office:value="95.3661015231755" calcext:value-type="float">
            <text:p>95.37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style-name="ce11" office:value-type="float" office:value="144.259577" calcext:value-type="float">
            <text:p>144.26</text:p>
          </table:table-cell>
          <table:table-cell table:style-name="ce11" office:value-type="float" office:value="99.548669" calcext:value-type="float">
            <text:p>99.55</text:p>
          </table:table-cell>
          <table:table-cell table:style-name="ce11" office:value-type="float" office:value="44.710908" calcext:value-type="float">
            <text:p>44.7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" office:value-type="float" office:value="42917.3" calcext:value-type="float">
            <text:p>42917.3</text:p>
          </table:table-cell>
          <table:table-cell table:style-name="ce11" table:formula="of:=[.N6]/[.J17]" office:value-type="float" office:value="216.162718530756" calcext:value-type="float">
            <text:p>216.16</text:p>
          </table:table-cell>
          <table:table-cell table:style-name="ce11" table:formula="of:=[.N8]/[.J17]" office:value-type="float" office:value="74.5620064635939" calcext:value-type="float">
            <text:p>74.56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style-name="ce11" office:value-type="float" office:value="141.088213" calcext:value-type="float">
            <text:p>141.09</text:p>
          </table:table-cell>
          <table:table-cell table:style-name="ce11" office:value-type="float" office:value="99.156307" calcext:value-type="float">
            <text:p>99.16</text:p>
          </table:table-cell>
          <table:table-cell table:style-name="ce11" office:value-type="float" office:value="41.931906" calcext:value-type="float">
            <text:p>41.9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style-name="ce13" office:value-type="float" office:value="50260.9" calcext:value-type="float">
            <text:p>50260.9</text:p>
          </table:table-cell>
          <table:table-cell table:style-name="ce11" table:formula="of:=[.N6]/[.J18]" office:value-type="float" office:value="184.579270168262" calcext:value-type="float">
            <text:p>184.58</text:p>
          </table:table-cell>
          <table:table-cell table:style-name="ce11" table:formula="of:=[.N8]/[.J18]" office:value-type="float" office:value="63.6677815160493" calcext:value-type="float">
            <text:p>63.67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style-name="ce11" office:value-type="float" office:value="139.713037" calcext:value-type="float">
            <text:p>139.71</text:p>
          </table:table-cell>
          <table:table-cell table:style-name="ce11" office:value-type="float" office:value="99.809293" calcext:value-type="float">
            <text:p>99.81</text:p>
          </table:table-cell>
          <table:table-cell table:style-name="ce11" office:value-type="float" office:value="39.903744" calcext:value-type="float">
            <text:p>39.9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style-name="ce13" office:value-type="float" office:value="53612.5" calcext:value-type="float">
            <text:p>53612.5</text:p>
          </table:table-cell>
          <table:table-cell table:style-name="ce11" table:formula="of:=[.N6]/[.J19]" office:value-type="float" office:value="173.040246957333" calcext:value-type="float">
            <text:p>173.04</text:p>
          </table:table-cell>
          <table:table-cell table:style-name="ce11" table:formula="of:=[.N8]/[.J19]" office:value-type="float" office:value="59.6875728608067" calcext:value-type="float">
            <text:p>59.69</text:p>
          </table:table-cell>
          <table:table-cell/>
          <table:table-cell table:style-name="ce11"/>
        </table:table-row>
        <table:table-row table:style-name="ro1">
          <table:table-cell table:number-columns-repeated="8"/>
          <table:table-cell office:value-type="float" office:value="7" calcext:value-type="float">
            <text:p>7</text:p>
          </table:table-cell>
          <table:table-cell table:style-name="ce13" office:value-type="float" office:value="56100.8" calcext:value-type="float">
            <text:p>56100.8</text:p>
          </table:table-cell>
          <table:table-cell table:style-name="ce11" table:formula="of:=[.N6]/[.J20]" office:value-type="float" office:value="165.365204061261" calcext:value-type="float">
            <text:p>165.37</text:p>
          </table:table-cell>
          <table:table-cell table:style-name="ce11" table:formula="of:=[.N8]/[.J20]" office:value-type="float" office:value="57.0401848101988" calcext:value-type="float">
            <text:p>57.04</text:p>
          </table:table-cell>
          <table:table-cell/>
          <table:table-cell table:style-name="ce11"/>
        </table:table-row>
        <table:table-row table:style-name="ro1">
          <table:table-cell table:number-columns-repeated="8"/>
          <table:table-cell office:value-type="float" office:value="8" calcext:value-type="float">
            <text:p>8</text:p>
          </table:table-cell>
          <table:table-cell table:style-name="ce13" office:value-type="float" office:value="58554.6" calcext:value-type="float">
            <text:p>58554.6</text:p>
          </table:table-cell>
          <table:table-cell table:style-name="ce11" table:formula="of:=[.N6]/[.J21]" office:value-type="float" office:value="158.435378945463" calcext:value-type="float">
            <text:p>158.44</text:p>
          </table:table-cell>
          <table:table-cell table:style-name="ce11" table:formula="of:=[.N8]/[.J21]" office:value-type="float" office:value="54.6498481758905" calcext:value-type="float">
            <text:p>54.65</text:p>
          </table:table-cell>
          <table:table-cell/>
          <table:table-cell table:style-name="ce11"/>
        </table:table-row>
        <table:table-row table:style-name="ro1">
          <table:table-cell table:number-columns-repeated="8"/>
          <table:table-cell office:value-type="float" office:value="9" calcext:value-type="float">
            <text:p>9</text:p>
          </table:table-cell>
          <table:table-cell table:style-name="ce13" office:value-type="float" office:value="60491.7" calcext:value-type="float">
            <text:p>60491.7</text:p>
          </table:table-cell>
          <table:table-cell table:style-name="ce11" table:formula="of:=[.N6]/[.J22]" office:value-type="float" office:value="153.361870140862" calcext:value-type="float">
            <text:p>153.36</text:p>
          </table:table-cell>
          <table:table-cell table:style-name="ce11" table:formula="of:=[.N8]/[.J22]" office:value-type="float" office:value="52.8998193140547" calcext:value-type="float">
            <text:p>52.90</text:p>
          </table:table-cell>
          <table:table-cell/>
          <table:table-cell table:style-name="ce11"/>
        </table:table-row>
        <table:table-row table:style-name="ro1">
          <table:table-cell table:number-columns-repeated="8"/>
          <table:table-cell office:value-type="float" office:value="10" calcext:value-type="float">
            <text:p>10</text:p>
          </table:table-cell>
          <table:table-cell table:style-name="ce13" office:value-type="float" office:value="62242.2" calcext:value-type="float">
            <text:p>62242.2</text:p>
          </table:table-cell>
          <table:table-cell table:style-name="ce11" table:formula="of:=[.N6]/[.J23]" office:value-type="float" office:value="149.048720000257" calcext:value-type="float">
            <text:p>149.05</text:p>
          </table:table-cell>
          <table:table-cell table:style-name="ce11" table:formula="of:=[.N8]/[.J23]" office:value-type="float" office:value="51.4120644835819" calcext:value-type="float">
            <text:p>51.41</text:p>
          </table:table-cell>
          <table:table-cell/>
          <table:table-cell table:style-name="ce11"/>
        </table:table-row>
        <table:table-row table:style-name="ro1">
          <table:table-cell table:number-columns-repeated="8"/>
          <table:table-cell office:value-type="float" office:value="11" calcext:value-type="float">
            <text:p>11</text:p>
          </table:table-cell>
          <table:table-cell table:style-name="ce13" office:value-type="float" office:value="64257.1" calcext:value-type="float">
            <text:p>64257.1</text:p>
          </table:table-cell>
          <table:table-cell table:style-name="ce11" table:formula="of:=[.N6]/[.J24]" office:value-type="float" office:value="144.375022215444" calcext:value-type="float">
            <text:p>144.38</text:p>
          </table:table-cell>
          <table:table-cell table:style-name="ce11" table:formula="of:=[.N8]/[.J24]" office:value-type="float" office:value="49.7999442863123" calcext:value-type="float">
            <text:p>49.80</text:p>
          </table:table-cell>
          <table:table-cell/>
          <table:table-cell table:style-name="ce11"/>
        </table:table-row>
        <table:table-row table:style-name="ro1">
          <table:table-cell/>
          <table:table-cell office:value-type="string" calcext:value-type="string">
            <text:p>Threads</text:p>
          </table:table-cell>
          <table:table-cell office:value-type="string" calcext:value-type="string">
            <text:p><text:s/>Total_time</text:p>
          </table:table-cell>
          <table:table-cell office:value-type="string" calcext:value-type="string">
            <text:p><text:s/>Iteration_time</text:p>
          </table:table-cell>
          <table:table-cell office:value-type="string" calcext:value-type="string">
            <text:p><text:s/>Calculation_time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table:style-name="ce13" office:value-type="float" office:value="64890.3" calcext:value-type="float">
            <text:p>64890.3</text:p>
          </table:table-cell>
          <table:table-cell table:style-name="ce11" table:formula="of:=[.N6]/[.J25]" office:value-type="float" office:value="142.966209741672" calcext:value-type="float">
            <text:p>142.97</text:p>
          </table:table-cell>
          <table:table-cell table:style-name="ce11" table:formula="of:=[.N8]/[.J25]" office:value-type="float" office:value="49.3139960826194" calcext:value-type="float">
            <text:p>49.31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545.979677" calcext:value-type="float">
            <text:p>1545.979677</text:p>
          </table:table-cell>
          <table:table-cell office:value-type="float" office:value="949.598145" calcext:value-type="float">
            <text:p>949.598145</text:p>
          </table:table-cell>
          <table:table-cell office:value-type="float" office:value="596.381531" calcext:value-type="float">
            <text:p>596.38153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table:style-name="ce13" office:value-type="float" office:value="65648.8" calcext:value-type="float">
            <text:p>65648.8</text:p>
          </table:table-cell>
          <table:table-cell table:style-name="ce11" table:formula="of:=[.N6]/[.J26]" office:value-type="float" office:value="141.314391732979" calcext:value-type="float">
            <text:p>141.31</text:p>
          </table:table-cell>
          <table:table-cell table:style-name="ce11" table:formula="of:=[.N8]/[.J26]" office:value-type="float" office:value="48.7442268556318" calcext:value-type="float">
            <text:p>48.74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71.336322" calcext:value-type="float">
            <text:p>671.336322</text:p>
          </table:table-cell>
          <table:table-cell office:value-type="float" office:value="421.512419" calcext:value-type="float">
            <text:p>421.512419</text:p>
          </table:table-cell>
          <table:table-cell office:value-type="float" office:value="249.823903" calcext:value-type="float">
            <text:p>249.82390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table:style-name="ce13" office:value-type="float" office:value="65606.5" calcext:value-type="float">
            <text:p>65606.5</text:p>
          </table:table-cell>
          <table:table-cell table:style-name="ce11" table:formula="of:=[.N6]/[.J27]" office:value-type="float" office:value="141.405504637498" calcext:value-type="float">
            <text:p>141.41</text:p>
          </table:table-cell>
          <table:table-cell table:style-name="ce11" table:formula="of:=[.N8]/[.J27]" office:value-type="float" office:value="48.7756548512724" calcext:value-type="float">
            <text:p>48.78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459.758522" calcext:value-type="float">
            <text:p>459.758522</text:p>
          </table:table-cell>
          <table:table-cell office:value-type="float" office:value="289.573765" calcext:value-type="float">
            <text:p>289.573765</text:p>
          </table:table-cell>
          <table:table-cell office:value-type="float" office:value="170.184757" calcext:value-type="float">
            <text:p>170.18475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style-name="ce13" office:value-type="float" office:value="65665.5" calcext:value-type="float">
            <text:p>65665.5</text:p>
          </table:table-cell>
          <table:table-cell table:style-name="ce11" table:formula="of:=[.N6]/[.J28]" office:value-type="float" office:value="141.278452764389" calcext:value-type="float">
            <text:p>141.28</text:p>
          </table:table-cell>
          <table:table-cell table:style-name="ce11" table:formula="of:=[.N8]/[.J28]" office:value-type="float" office:value="48.7318302609437" calcext:value-type="float">
            <text:p>48.73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50.041945" calcext:value-type="float">
            <text:p>350.041945</text:p>
          </table:table-cell>
          <table:table-cell office:value-type="float" office:value="220.991744" calcext:value-type="float">
            <text:p>220.991744</text:p>
          </table:table-cell>
          <table:table-cell office:value-type="float" office:value="129.050201" calcext:value-type="float">
            <text:p>129.05020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style-name="ce13" office:value-type="float" office:value="65509.8" calcext:value-type="float">
            <text:p>65509.8</text:p>
          </table:table-cell>
          <table:table-cell table:style-name="ce11" table:formula="of:=[.N6]/[.J29]" office:value-type="float" office:value="141.614235427371" calcext:value-type="float">
            <text:p>141.61</text:p>
          </table:table-cell>
          <table:table-cell table:style-name="ce11" table:formula="of:=[.N8]/[.J29]" office:value-type="float" office:value="48.8476533282043" calcext:value-type="float">
            <text:p>48.85</text:p>
          </table:table-cell>
          <table:table-cell/>
          <table:table-cell table:style-name="ce11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284.088719" calcext:value-type="float">
            <text:p>284.088719</text:p>
          </table:table-cell>
          <table:table-cell office:value-type="float" office:value="179.427871" calcext:value-type="float">
            <text:p>179.427871</text:p>
          </table:table-cell>
          <table:table-cell office:value-type="float" office:value="104.660848" calcext:value-type="float">
            <text:p>104.660848</text:p>
          </table:table-cell>
          <table:table-cell table:number-columns-repeated="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40.272955" calcext:value-type="float">
            <text:p>240.272955</text:p>
          </table:table-cell>
          <table:table-cell office:value-type="float" office:value="151.898404" calcext:value-type="float">
            <text:p>151.898404</text:p>
          </table:table-cell>
          <table:table-cell office:value-type="float" office:value="88.374551" calcext:value-type="float">
            <text:p>88.374551</text:p>
          </table:table-cell>
          <table:table-cell table:number-columns-repeated="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209.045804" calcext:value-type="float">
            <text:p>209.045804</text:p>
          </table:table-cell>
          <table:table-cell office:value-type="float" office:value="132.53826" calcext:value-type="float">
            <text:p>132.53826</text:p>
          </table:table-cell>
          <table:table-cell office:value-type="float" office:value="76.507544" calcext:value-type="float">
            <text:p>76.507544</text:p>
          </table:table-cell>
          <table:table-cell table:number-columns-repeated="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88.59794" calcext:value-type="float">
            <text:p>188.59794</text:p>
          </table:table-cell>
          <table:table-cell office:value-type="float" office:value="120.07787" calcext:value-type="float">
            <text:p>120.07787</text:p>
          </table:table-cell>
          <table:table-cell office:value-type="float" office:value="68.52007" calcext:value-type="float">
            <text:p>68.52007</text:p>
          </table:table-cell>
          <table:table-cell table:number-columns-repeated="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77.247269" calcext:value-type="float">
            <text:p>177.247269</text:p>
          </table:table-cell>
          <table:table-cell office:value-type="float" office:value="113.195268" calcext:value-type="float">
            <text:p>113.195268</text:p>
          </table:table-cell>
          <table:table-cell office:value-type="float" office:value="64.052001" calcext:value-type="float">
            <text:p>64.052001</text:p>
          </table:table-cell>
          <table:table-cell table:number-columns-repeated="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8.023059" calcext:value-type="float">
            <text:p>168.023059</text:p>
          </table:table-cell>
          <table:table-cell office:value-type="float" office:value="109.872774" calcext:value-type="float">
            <text:p>109.872774</text:p>
          </table:table-cell>
          <table:table-cell office:value-type="float" office:value="58.150285" calcext:value-type="float">
            <text:p>58.150285</text:p>
          </table:table-cell>
          <table:table-cell table:number-columns-repeated="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59.604234" calcext:value-type="float">
            <text:p>159.604234</text:p>
          </table:table-cell>
          <table:table-cell office:value-type="float" office:value="106.062415" calcext:value-type="float">
            <text:p>106.062415</text:p>
          </table:table-cell>
          <table:table-cell office:value-type="float" office:value="53.541819" calcext:value-type="float">
            <text:p>53.541819</text:p>
          </table:table-cell>
          <table:table-cell table:number-columns-repeated="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52.811052" calcext:value-type="float">
            <text:p>152.811052</text:p>
          </table:table-cell>
          <table:table-cell office:value-type="float" office:value="103.369398" calcext:value-type="float">
            <text:p>103.369398</text:p>
          </table:table-cell>
          <table:table-cell office:value-type="float" office:value="49.441654" calcext:value-type="float">
            <text:p>49.44165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50.409105" calcext:value-type="float">
            <text:p>150.409105</text:p>
          </table:table-cell>
          <table:table-cell office:value-type="float" office:value="101.855385" calcext:value-type="float">
            <text:p>101.855385</text:p>
          </table:table-cell>
          <table:table-cell office:value-type="float" office:value="48.55372" calcext:value-type="float">
            <text:p>48.55372</text:p>
          </table:table-cell>
          <table:table-cell table:number-columns-repeated="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46.301791" calcext:value-type="float">
            <text:p>146.301791</text:p>
          </table:table-cell>
          <table:table-cell office:value-type="float" office:value="100.990304" calcext:value-type="float">
            <text:p>100.990304</text:p>
          </table:table-cell>
          <table:table-cell office:value-type="float" office:value="45.311487" calcext:value-type="float">
            <text:p>45.311487</text:p>
          </table:table-cell>
          <table:table-cell table:number-columns-repeated="9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43.020641" calcext:value-type="float">
            <text:p>143.020641</text:p>
          </table:table-cell>
          <table:table-cell office:value-type="float" office:value="100.549327" calcext:value-type="float">
            <text:p>100.549327</text:p>
          </table:table-cell>
          <table:table-cell office:value-type="float" office:value="42.471314" calcext:value-type="float">
            <text:p>42.4713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40.751674" calcext:value-type="float">
            <text:p>140.751674</text:p>
          </table:table-cell>
          <table:table-cell office:value-type="float" office:value="100.739087" calcext:value-type="float">
            <text:p>100.739087</text:p>
          </table:table-cell>
          <table:table-cell office:value-type="float" office:value="40.012587" calcext:value-type="float">
            <text:p>40.012587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number:number-style style:name="N125">
      <number:number number:decimal-places="11" number:min-decimal-places="11" number:min-integer-digits="1"/>
    </number:number-style>
    <number:number-style style:name="N126">
      <number:number number:decimal-places="1" number:min-decimal-places="1" number:min-integer-digits="1" number:grouping="true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0" number:min-decimal-places="10" number:min-integer-digits="1"/>
    </number:number-style>
    <number:number-style style:name="N133">
      <number:number number:decimal-places="13" number:min-decimal-places="13" number:min-integer-digits="1"/>
    </number:number-style>
    <number:number-style style:name="N134">
      <number:number number:decimal-places="14" number:min-decimal-places="14" number:min-integer-digits="1"/>
    </number:number-style>
    <number:number-style style:name="N135">
      <number:number number:decimal-places="3" number:min-decimal-places="3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1">00/00/0000</text:date>, <text:time style:data-style-name="N2" text:time-value="00:29:04.577692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8T17:23:35.641186584</meta:creation-date>
    <dc:date>2021-11-11T16:16:51.963182124</dc:date>
    <meta:editing-duration>PT9H36M11S</meta:editing-duration>
    <meta:editing-cycles>14</meta:editing-cycles>
    <meta:generator>LibreOffice/7.0.6.2$Linux_X86_64 LibreOffice_project/00$Build-2</meta:generator>
    <meta:document-statistic meta:table-count="2" meta:cell-count="939" meta:object-count="0"/>
  </office:meta>
</office:document-meta>
</file>